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2.0937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1.1181in"/>
    </style:style>
    <style:style style:name="co12" style:family="table-column">
      <style:table-column-properties fo:break-before="auto" style:column-width="1.2575in"/>
    </style:style>
    <style:style style:name="co13" style:family="table-column">
      <style:table-column-properties fo:break-before="auto" style:column-width="1.4075in"/>
    </style:style>
    <style:style style:name="co14" style:family="table-column">
      <style:table-column-properties fo:break-before="auto" style:column-width="1.2362in"/>
    </style:style>
    <style:style style:name="co15" style:family="table-column">
      <style:table-column-properties fo:break-before="auto" style:column-width="1.311in"/>
    </style:style>
    <style:style style:name="co16" style:family="table-column">
      <style:table-column-properties fo:break-before="auto" style:column-width="1.4508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1.5043in"/>
    </style:style>
    <style:style style:name="co19" style:family="table-column">
      <style:table-column-properties fo:break-before="auto" style:column-width="1.6543in"/>
    </style:style>
    <style:style style:name="co20" style:family="table-column">
      <style:table-column-properties fo:break-before="auto" style:column-width="0.9575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6 us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Time (sec)</text:p>
          </table:table-cell>
          <table:table-cell office:value-type="string" calcext:value-type="string">
            <text:p>Throughput (% offered)</text:p>
          </table:table-cell>
          <table:table-cell office:value-type="string" calcext:value-type="string">
            <text:p>Local Latency P50 (ms)</text:p>
          </table:table-cell>
          <table:table-cell office:value-type="string" calcext:value-type="string">
            <text:p>Local Latency P95 (ms)</text:p>
          </table:table-cell>
          <table:table-cell office:value-type="string" calcext:value-type="string">
            <text:p>Local Latency P99 (ms)</text:p>
          </table:table-cell>
          <table:table-cell office:value-type="string" calcext:value-type="string">
            <text:p>Local Latencies &lt;150 ms (%)</text:p>
          </table:table-cell>
          <table:table-cell office:value-type="string" calcext:value-type="string">
            <text:p>Remote Latency P50 (ms)</text:p>
          </table:table-cell>
          <table:table-cell office:value-type="string" calcext:value-type="string">
            <text:p>Remote Latency P95 (ms)</text:p>
          </table:table-cell>
          <table:table-cell office:value-type="string" calcext:value-type="string">
            <text:p>Remote Latency P99 (ms)</text:p>
          </table:table-cell>
          <table:table-cell office:value-type="string" calcext:value-type="string">
            <text:p>Remote Latencies &lt;2.5 sec (%)</text:p>
          </table:table-cell>
          <table:table-cell office:value-type="string" calcext:value-type="string">
            <text:p>Time in 50+ ms Tasks (%)</text:p>
          </table:table-cell>
          <table:table-cell office:value-type="string" calcext:value-type="string">
            <text:p>Time in 100+ ms Tasks (%)</text:p>
          </table:table-cell>
          <table:table-cell office:value-type="string" calcext:value-type="string">
            <text:p>Time in 200+ ms Tasks (%)</text:p>
          </table:table-cell>
          <table:table-cell office:value-type="string" calcext:value-type="string">
            <text:p>Client CPU (%)</text:p>
          </table:table-cell>
          <table:table-cell office:value-type="string" calcext:value-type="string">
            <text:p>Client Mem (MiB)</text:p>
          </table:table-cell>
          <table:table-cell office:value-type="string" calcext:value-type="string">
            <text:p>Client Net (KiB/sec)</text:p>
          </table:table-cell>
          <table:table-cell office:value-type="string" calcext:value-type="string">
            <text:p>Server CPU (%)</text:p>
          </table:table-cell>
          <table:table-cell office:value-type="string" calcext:value-type="string">
            <text:p>Server Mem (MiB)</text:p>
          </table:table-cell>
          <table:table-cell office:value-type="string" calcext:value-type="string">
            <text:p>Server Net (KiB/sec)</text:p>
          </table:table-cell>
          <table:table-cell office:value-type="string" calcext:value-type="string">
            <text:p>Sigil Success (%)</text:p>
          </table:table-cell>
          <table:table-cell office:value-type="string" calcext:value-type="string">
            <text:p>Client OS CPU (%)</text:p>
          </table:table-cell>
          <table:table-cell office:value-type="string" calcext:value-type="string">
            <text:p>Client OS Mem (MiB)</text:p>
          </table:table-cell>
          <table:table-cell office:value-type="string" calcext:value-type="string">
            <text:p>Client OS Net (KiB/sec)</text:p>
          </table:table-cell>
          <table:table-cell office:value-type="string" calcext:value-type="string">
            <text:p>Server OS CPU (%)</text:p>
          </table:table-cell>
          <table:table-cell office:value-type="string" calcext:value-type="string">
            <text:p>Server OS Mem (MiB)</text:p>
          </table:table-cell>
          <table:table-cell office:value-type="string" calcext:value-type="string">
            <text:p>Server OS Net (KiB/sec)</text:p>
          </table:table-cell>
          <table:table-cell office:value-type="string" calcext:value-type="string">
            <text:p>Text Length (KiB)</text:p>
          </table:table-cell>
          <table:table-cell office:value-type="string" calcext:value-type="string">
            <text:p>Quill Ops (Ki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194" calcext:value-type="float">
            <text:p>194</text:p>
          </table:table-cell>
          <table:table-cell office:value-type="float" office:value="95.5555555555556" calcext:value-type="float">
            <text:p>95.5555555555556</text:p>
          </table:table-cell>
          <table:table-cell office:value-type="float" office:value="925" calcext:value-type="float">
            <text:p>925</text:p>
          </table:table-cell>
          <table:table-cell office:value-type="float" office:value="1587" calcext:value-type="float">
            <text:p>1587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666666666667" calcext:value-type="float">
            <text:p>36.7666666666667</text:p>
          </table:table-cell>
          <table:table-cell office:value-type="float" office:value="373.854166666667" calcext:value-type="float">
            <text:p>373.854166666667</text:p>
          </table:table-cell>
          <table:table-cell table:number-columns-repeated="4"/>
          <table:table-cell office:value-type="float" office:value="87.2222222222222" calcext:value-type="float">
            <text:p>87.2222222222222</text:p>
          </table:table-cell>
          <table:table-cell office:value-type="float" office:value="225" calcext:value-type="float">
            <text:p>225</text:p>
          </table:table-cell>
          <table:table-cell office:value-type="float" office:value="2636.71458333333" calcext:value-type="float">
            <text:p>2636.714583333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975" calcext:value-type="float">
            <text:p>975</text:p>
          </table:table-cell>
          <table:table-cell office:value-type="float" office:value="2268" calcext:value-type="float">
            <text:p>2268</text:p>
          </table:table-cell>
          <table:table-cell office:value-type="float" office:value="2870" calcext:value-type="float">
            <text:p>2870</text:p>
          </table:table-cell>
          <table:table-cell office:value-type="float" office:value="98.468606431853" calcext:value-type="float">
            <text:p>98.468606431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2833333333333" calcext:value-type="float">
            <text:p>72.2833333333333</text:p>
          </table:table-cell>
          <table:table-cell office:value-type="float" office:value="400.666666666667" calcext:value-type="float">
            <text:p>400.666666666667</text:p>
          </table:table-cell>
          <table:table-cell table:number-columns-repeated="4"/>
          <table:table-cell office:value-type="float" office:value="91.2760416666667" calcext:value-type="float">
            <text:p>91.2760416666667</text:p>
          </table:table-cell>
          <table:table-cell office:value-type="float" office:value="319.716666666667" calcext:value-type="float">
            <text:p>319.716666666667</text:p>
          </table:table-cell>
          <table:table-cell office:value-type="float" office:value="2858.80208333333" calcext:value-type="float">
            <text:p>2858.802083333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35" calcext:value-type="float">
            <text:p>1035</text:p>
          </table:table-cell>
          <table:table-cell office:value-type="float" office:value="1748" calcext:value-type="float">
            <text:p>1748</text:p>
          </table:table-cell>
          <table:table-cell office:value-type="float" office:value="1880" calcext:value-type="float">
            <text:p>1880</text:p>
          </table:table-cell>
          <table:table-cell office:value-type="float" office:value="99.5419847328244" calcext:value-type="float">
            <text:p>99.541984732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40625" calcext:value-type="float">
            <text:p>67.40625</text:p>
          </table:table-cell>
          <table:table-cell office:value-type="float" office:value="429.270833333333" calcext:value-type="float">
            <text:p>429.270833333333</text:p>
          </table:table-cell>
          <table:table-cell table:number-columns-repeated="4"/>
          <table:table-cell office:value-type="float" office:value="91.5364583333333" calcext:value-type="float">
            <text:p>91.5364583333333</text:p>
          </table:table-cell>
          <table:table-cell office:value-type="float" office:value="300.841666666667" calcext:value-type="float">
            <text:p>300.841666666667</text:p>
          </table:table-cell>
          <table:table-cell office:value-type="float" office:value="2961.70416666666" calcext:value-type="float">
            <text:p>2961.70416666666</text:p>
          </table:table-cell>
          <table:table-cell office:value-type="float" office:value="274.85501167629" calcext:value-type="float">
            <text:p>274.855011676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057" calcext:value-type="float">
            <text:p>1057</text:p>
          </table:table-cell>
          <table:table-cell office:value-type="float" office:value="2023" calcext:value-type="float">
            <text:p>2023</text:p>
          </table:table-cell>
          <table:table-cell office:value-type="float" office:value="2823" calcext:value-type="float">
            <text:p>2823</text:p>
          </table:table-cell>
          <table:table-cell office:value-type="float" office:value="97.3799126637555" calcext:value-type="float">
            <text:p>97.3799126637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0895833333333" calcext:value-type="float">
            <text:p>61.0895833333333</text:p>
          </table:table-cell>
          <table:table-cell office:value-type="float" office:value="460.083333333333" calcext:value-type="float">
            <text:p>460.083333333333</text:p>
          </table:table-cell>
          <table:table-cell table:number-columns-repeated="4"/>
          <table:table-cell office:value-type="float" office:value="95.703125" calcext:value-type="float">
            <text:p>95.703125</text:p>
          </table:table-cell>
          <table:table-cell office:value-type="float" office:value="275.033333333333" calcext:value-type="float">
            <text:p>275.033333333333</text:p>
          </table:table-cell>
          <table:table-cell office:value-type="float" office:value="3065.25" calcext:value-type="float">
            <text:p>3065.25</text:p>
          </table:table-cell>
          <table:table-cell office:value-type="float" office:value="293.546598880374" calcext:value-type="float">
            <text:p>293.54659888037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1143" calcext:value-type="float">
            <text:p>1143</text:p>
          </table:table-cell>
          <table:table-cell office:value-type="float" office:value="2404" calcext:value-type="float">
            <text:p>2404</text:p>
          </table:table-cell>
          <table:table-cell office:value-type="float" office:value="2656" calcext:value-type="float">
            <text:p>2656</text:p>
          </table:table-cell>
          <table:table-cell office:value-type="float" office:value="97.3837209302326" calcext:value-type="float">
            <text:p>97.3837209302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1854166666667" calcext:value-type="float">
            <text:p>62.1854166666667</text:p>
          </table:table-cell>
          <table:table-cell office:value-type="float" office:value="484.520833333333" calcext:value-type="float">
            <text:p>484.520833333333</text:p>
          </table:table-cell>
          <table:table-cell table:number-columns-repeated="4"/>
          <table:table-cell office:value-type="float" office:value="95.8333333333333" calcext:value-type="float">
            <text:p>95.8333333333333</text:p>
          </table:table-cell>
          <table:table-cell office:value-type="float" office:value="264.641666666667" calcext:value-type="float">
            <text:p>264.641666666667</text:p>
          </table:table-cell>
          <table:table-cell office:value-type="float" office:value="3175.3875" calcext:value-type="float">
            <text:p>3175.3875</text:p>
          </table:table-cell>
          <table:table-cell office:value-type="float" office:value="307.515619204712" calcext:value-type="float">
            <text:p>307.51561920471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118" calcext:value-type="float">
            <text:p>1118</text:p>
          </table:table-cell>
          <table:table-cell office:value-type="float" office:value="3031" calcext:value-type="float">
            <text:p>3031</text:p>
          </table:table-cell>
          <table:table-cell office:value-type="float" office:value="3629" calcext:value-type="float">
            <text:p>3629</text:p>
          </table:table-cell>
          <table:table-cell office:value-type="float" office:value="87.8693623639191" calcext:value-type="float">
            <text:p>87.8693623639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0604166666667" calcext:value-type="float">
            <text:p>64.0604166666667</text:p>
          </table:table-cell>
          <table:table-cell office:value-type="float" office:value="488.895833333333" calcext:value-type="float">
            <text:p>488.895833333333</text:p>
          </table:table-cell>
          <table:table-cell table:number-columns-repeated="4"/>
          <table:table-cell office:value-type="float" office:value="89.7135416666667" calcext:value-type="float">
            <text:p>89.7135416666667</text:p>
          </table:table-cell>
          <table:table-cell office:value-type="float" office:value="267.983333333333" calcext:value-type="float">
            <text:p>267.983333333333</text:p>
          </table:table-cell>
          <table:table-cell office:value-type="float" office:value="3206.39166666667" calcext:value-type="float">
            <text:p>3206.39166666667</text:p>
          </table:table-cell>
          <table:table-cell office:value-type="float" office:value="286.283990493956" calcext:value-type="float">
            <text:p>286.28399049395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1249" calcext:value-type="float">
            <text:p>1249</text:p>
          </table:table-cell>
          <table:table-cell office:value-type="float" office:value="2818" calcext:value-type="float">
            <text:p>2818</text:p>
          </table:table-cell>
          <table:table-cell office:value-type="float" office:value="3621" calcext:value-type="float">
            <text:p>3621</text:p>
          </table:table-cell>
          <table:table-cell office:value-type="float" office:value="89.7081413210445" calcext:value-type="float">
            <text:p>89.7081413210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5958333333333" calcext:value-type="float">
            <text:p>73.5958333333333</text:p>
          </table:table-cell>
          <table:table-cell office:value-type="float" office:value="497.208333333333" calcext:value-type="float">
            <text:p>497.208333333333</text:p>
          </table:table-cell>
          <table:table-cell table:number-columns-repeated="4"/>
          <table:table-cell office:value-type="float" office:value="91.015625" calcext:value-type="float">
            <text:p>91.015625</text:p>
          </table:table-cell>
          <table:table-cell office:value-type="float" office:value="308.4" calcext:value-type="float">
            <text:p>308.4</text:p>
          </table:table-cell>
          <table:table-cell office:value-type="float" office:value="3242.92083333333" calcext:value-type="float">
            <text:p>3242.92083333333</text:p>
          </table:table-cell>
          <table:table-cell office:value-type="float" office:value="284.652943575773" calcext:value-type="float">
            <text:p>284.6529435757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104" calcext:value-type="float">
            <text:p>1104</text:p>
          </table:table-cell>
          <table:table-cell office:value-type="float" office:value="2883" calcext:value-type="float">
            <text:p>2883</text:p>
          </table:table-cell>
          <table:table-cell office:value-type="float" office:value="3022" calcext:value-type="float">
            <text:p>3022</text:p>
          </table:table-cell>
          <table:table-cell office:value-type="float" office:value="93.5185185185185" calcext:value-type="float">
            <text:p>93.5185185185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0979166666666" calcext:value-type="float">
            <text:p>66.0979166666666</text:p>
          </table:table-cell>
          <table:table-cell office:value-type="float" office:value="499.75" calcext:value-type="float">
            <text:p>499.75</text:p>
          </table:table-cell>
          <table:table-cell table:number-columns-repeated="4"/>
          <table:table-cell office:value-type="float" office:value="79.6195652173913" calcext:value-type="float">
            <text:p>79.6195652173913</text:p>
          </table:table-cell>
          <table:table-cell office:value-type="float" office:value="276.016666666667" calcext:value-type="float">
            <text:p>276.016666666667</text:p>
          </table:table-cell>
          <table:table-cell office:value-type="float" office:value="3252.6125" calcext:value-type="float">
            <text:p>3252.6125</text:p>
          </table:table-cell>
          <table:table-cell office:value-type="float" office:value="258.651138461584" calcext:value-type="float">
            <text:p>258.65113846158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303" calcext:value-type="float">
            <text:p>1303</text:p>
          </table:table-cell>
          <table:table-cell office:value-type="float" office:value="3332" calcext:value-type="float">
            <text:p>3332</text:p>
          </table:table-cell>
          <table:table-cell office:value-type="float" office:value="3640" calcext:value-type="float">
            <text:p>3640</text:p>
          </table:table-cell>
          <table:table-cell office:value-type="float" office:value="89.9186991869919" calcext:value-type="float">
            <text:p>89.9186991869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0229166666667" calcext:value-type="float">
            <text:p>61.0229166666667</text:p>
          </table:table-cell>
          <table:table-cell office:value-type="float" office:value="505.458333333333" calcext:value-type="float">
            <text:p>505.458333333333</text:p>
          </table:table-cell>
          <table:table-cell table:number-columns-repeated="4"/>
          <table:table-cell office:value-type="float" office:value="86.1979166666667" calcext:value-type="float">
            <text:p>86.1979166666667</text:p>
          </table:table-cell>
          <table:table-cell office:value-type="float" office:value="255.15" calcext:value-type="float">
            <text:p>255.15</text:p>
          </table:table-cell>
          <table:table-cell office:value-type="float" office:value="3279.53333333333" calcext:value-type="float">
            <text:p>3279.53333333333</text:p>
          </table:table-cell>
          <table:table-cell office:value-type="float" office:value="226.856324107815" calcext:value-type="float">
            <text:p>226.85632410781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459" calcext:value-type="float">
            <text:p>2459</text:p>
          </table:table-cell>
          <table:table-cell office:value-type="float" office:value="95.8333333333333" calcext:value-type="float">
            <text:p>95.8333333333333</text:p>
          </table:table-cell>
          <table:table-cell office:value-type="float" office:value="1364" calcext:value-type="float">
            <text:p>1364</text:p>
          </table:table-cell>
          <table:table-cell office:value-type="float" office:value="3990" calcext:value-type="float">
            <text:p>3990</text:p>
          </table:table-cell>
          <table:table-cell office:value-type="float" office:value="4751" calcext:value-type="float">
            <text:p>4751</text:p>
          </table:table-cell>
          <table:table-cell office:value-type="float" office:value="85.6896551724138" calcext:value-type="float">
            <text:p>85.6896551724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75" calcext:value-type="float">
            <text:p>59.75</text:p>
          </table:table-cell>
          <table:table-cell office:value-type="float" office:value="517.229166666667" calcext:value-type="float">
            <text:p>517.229166666667</text:p>
          </table:table-cell>
          <table:table-cell table:number-columns-repeated="4"/>
          <table:table-cell office:value-type="float" office:value="81.7708333333333" calcext:value-type="float">
            <text:p>81.7708333333333</text:p>
          </table:table-cell>
          <table:table-cell office:value-type="float" office:value="250.191666666667" calcext:value-type="float">
            <text:p>250.191666666667</text:p>
          </table:table-cell>
          <table:table-cell office:value-type="float" office:value="3330.2375" calcext:value-type="float">
            <text:p>3330.2375</text:p>
          </table:table-cell>
          <table:table-cell office:value-type="float" office:value="234.287098517877" calcext:value-type="float">
            <text:p>234.28709851787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617" calcext:value-type="float">
            <text:p>1617</text:p>
          </table:table-cell>
          <table:table-cell office:value-type="float" office:value="3657" calcext:value-type="float">
            <text:p>3657</text:p>
          </table:table-cell>
          <table:table-cell office:value-type="float" office:value="4295" calcext:value-type="float">
            <text:p>4295</text:p>
          </table:table-cell>
          <table:table-cell office:value-type="float" office:value="80.6576402321083" calcext:value-type="float">
            <text:p>80.6576402321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729166666667" calcext:value-type="float">
            <text:p>61.5729166666667</text:p>
          </table:table-cell>
          <table:table-cell office:value-type="float" office:value="529.604166666667" calcext:value-type="float">
            <text:p>529.604166666667</text:p>
          </table:table-cell>
          <table:table-cell table:number-columns-repeated="4"/>
          <table:table-cell office:value-type="float" office:value="73.4375" calcext:value-type="float">
            <text:p>73.4375</text:p>
          </table:table-cell>
          <table:table-cell office:value-type="float" office:value="259.016666666667" calcext:value-type="float">
            <text:p>259.016666666667</text:p>
          </table:table-cell>
          <table:table-cell office:value-type="float" office:value="3384.60833333333" calcext:value-type="float">
            <text:p>3384.60833333333</text:p>
          </table:table-cell>
          <table:table-cell office:value-type="float" office:value="276.776450061778" calcext:value-type="float">
            <text:p>276.776450061778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787" calcext:value-type="float">
            <text:p>1787</text:p>
          </table:table-cell>
          <table:table-cell office:value-type="float" office:value="4051" calcext:value-type="float">
            <text:p>4051</text:p>
          </table:table-cell>
          <table:table-cell office:value-type="float" office:value="18626" calcext:value-type="float">
            <text:p>18626</text:p>
          </table:table-cell>
          <table:table-cell office:value-type="float" office:value="83.0663615560641" calcext:value-type="float">
            <text:p>83.0663615560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5625" calcext:value-type="float">
            <text:p>60.15625</text:p>
          </table:table-cell>
          <table:table-cell office:value-type="float" office:value="543.541666666667" calcext:value-type="float">
            <text:p>543.541666666667</text:p>
          </table:table-cell>
          <table:table-cell table:number-columns-repeated="4"/>
          <table:table-cell office:value-type="float" office:value="64.3617021276596" calcext:value-type="float">
            <text:p>64.3617021276596</text:p>
          </table:table-cell>
          <table:table-cell office:value-type="float" office:value="250.341666666667" calcext:value-type="float">
            <text:p>250.341666666667</text:p>
          </table:table-cell>
          <table:table-cell office:value-type="float" office:value="3439.88541666667" calcext:value-type="float">
            <text:p>3439.88541666667</text:p>
          </table:table-cell>
          <table:table-cell office:value-type="float" office:value="256.049927685955" calcext:value-type="float">
            <text:p>256.049927685955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801" calcext:value-type="float">
            <text:p>1801</text:p>
          </table:table-cell>
          <table:table-cell office:value-type="float" office:value="3226" calcext:value-type="float">
            <text:p>3226</text:p>
          </table:table-cell>
          <table:table-cell office:value-type="float" office:value="3687" calcext:value-type="float">
            <text:p>3687</text:p>
          </table:table-cell>
          <table:table-cell office:value-type="float" office:value="76.4044943820225" calcext:value-type="float">
            <text:p>76.4044943820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3354166666667" calcext:value-type="float">
            <text:p>61.3354166666667</text:p>
          </table:table-cell>
          <table:table-cell office:value-type="float" office:value="550.770833333333" calcext:value-type="float">
            <text:p>550.770833333333</text:p>
          </table:table-cell>
          <table:table-cell table:number-columns-repeated="4"/>
          <table:table-cell office:value-type="float" office:value="64.1927083333333" calcext:value-type="float">
            <text:p>64.1927083333333</text:p>
          </table:table-cell>
          <table:table-cell office:value-type="float" office:value="257.133333333333" calcext:value-type="float">
            <text:p>257.133333333333</text:p>
          </table:table-cell>
          <table:table-cell office:value-type="float" office:value="3459.71041666667" calcext:value-type="float">
            <text:p>3459.71041666667</text:p>
          </table:table-cell>
          <table:table-cell office:value-type="float" office:value="241.459731550059" calcext:value-type="float">
            <text:p>241.459731550059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97.8723404255319" calcext:value-type="float">
            <text:p>97.8723404255319</text:p>
          </table:table-cell>
          <table:table-cell office:value-type="float" office:value="1850" calcext:value-type="float">
            <text:p>1850</text:p>
          </table:table-cell>
          <table:table-cell office:value-type="float" office:value="3680" calcext:value-type="float">
            <text:p>3680</text:p>
          </table:table-cell>
          <table:table-cell office:value-type="float" office:value="4154" calcext:value-type="float">
            <text:p>4154</text:p>
          </table:table-cell>
          <table:table-cell office:value-type="float" office:value="76.6595289079229" calcext:value-type="float">
            <text:p>76.6595289079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979166666667" calcext:value-type="float">
            <text:p>57.2979166666667</text:p>
          </table:table-cell>
          <table:table-cell office:value-type="float" office:value="565.5" calcext:value-type="float">
            <text:p>565.5</text:p>
          </table:table-cell>
          <table:table-cell table:number-columns-repeated="4"/>
          <table:table-cell office:value-type="float" office:value="68.3510638297872" calcext:value-type="float">
            <text:p>68.3510638297872</text:p>
          </table:table-cell>
          <table:table-cell office:value-type="float" office:value="239.125" calcext:value-type="float">
            <text:p>239.125</text:p>
          </table:table-cell>
          <table:table-cell office:value-type="float" office:value="3519.17291666667" calcext:value-type="float">
            <text:p>3519.17291666667</text:p>
          </table:table-cell>
          <table:table-cell office:value-type="float" office:value="220.814499159951" calcext:value-type="float">
            <text:p>220.81449915995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878" calcext:value-type="float">
            <text:p>1878</text:p>
          </table:table-cell>
          <table:table-cell office:value-type="float" office:value="3399" calcext:value-type="float">
            <text:p>3399</text:p>
          </table:table-cell>
          <table:table-cell office:value-type="float" office:value="20958" calcext:value-type="float">
            <text:p>20958</text:p>
          </table:table-cell>
          <table:table-cell office:value-type="float" office:value="80.3482587064677" calcext:value-type="float">
            <text:p>80.3482587064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0916666666667" calcext:value-type="float">
            <text:p>59.0916666666667</text:p>
          </table:table-cell>
          <table:table-cell office:value-type="float" office:value="562.666666666667" calcext:value-type="float">
            <text:p>562.666666666667</text:p>
          </table:table-cell>
          <table:table-cell table:number-columns-repeated="4"/>
          <table:table-cell office:value-type="float" office:value="58.59375" calcext:value-type="float">
            <text:p>58.59375</text:p>
          </table:table-cell>
          <table:table-cell office:value-type="float" office:value="247.4" calcext:value-type="float">
            <text:p>247.4</text:p>
          </table:table-cell>
          <table:table-cell office:value-type="float" office:value="3512.73333333333" calcext:value-type="float">
            <text:p>3512.73333333333</text:p>
          </table:table-cell>
          <table:table-cell office:value-type="float" office:value="216.073813145308" calcext:value-type="float">
            <text:p>216.07381314530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660" calcext:value-type="float">
            <text:p>1660</text:p>
          </table:table-cell>
          <table:table-cell office:value-type="float" office:value="3154" calcext:value-type="float">
            <text:p>3154</text:p>
          </table:table-cell>
          <table:table-cell office:value-type="float" office:value="3594" calcext:value-type="float">
            <text:p>3594</text:p>
          </table:table-cell>
          <table:table-cell office:value-type="float" office:value="81.4241486068111" calcext:value-type="float">
            <text:p>81.4241486068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8041666666667" calcext:value-type="float">
            <text:p>59.8041666666667</text:p>
          </table:table-cell>
          <table:table-cell office:value-type="float" office:value="543.3125" calcext:value-type="float">
            <text:p>543.3125</text:p>
          </table:table-cell>
          <table:table-cell table:number-columns-repeated="4"/>
          <table:table-cell office:value-type="float" office:value="49.2021276595745" calcext:value-type="float">
            <text:p>49.2021276595745</text:p>
          </table:table-cell>
          <table:table-cell office:value-type="float" office:value="249.183333333333" calcext:value-type="float">
            <text:p>249.183333333333</text:p>
          </table:table-cell>
          <table:table-cell office:value-type="float" office:value="3430.22291666667" calcext:value-type="float">
            <text:p>3430.22291666667</text:p>
          </table:table-cell>
          <table:table-cell office:value-type="float" office:value="211.353715176771" calcext:value-type="float">
            <text:p>211.35371517677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4147" calcext:value-type="float">
            <text:p>4147</text:p>
          </table:table-cell>
          <table:table-cell office:value-type="float" office:value="4360" calcext:value-type="float">
            <text:p>4360</text:p>
          </table:table-cell>
          <table:table-cell office:value-type="float" office:value="70.0657894736842" calcext:value-type="float">
            <text:p>70.0657894736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5020833333333" calcext:value-type="float">
            <text:p>64.5020833333333</text:p>
          </table:table-cell>
          <table:table-cell office:value-type="float" office:value="501.958333333333" calcext:value-type="float">
            <text:p>501.958333333333</text:p>
          </table:table-cell>
          <table:table-cell table:number-columns-repeated="4"/>
          <table:table-cell office:value-type="float" office:value="45.8333333333333" calcext:value-type="float">
            <text:p>45.8333333333333</text:p>
          </table:table-cell>
          <table:table-cell office:value-type="float" office:value="268" calcext:value-type="float">
            <text:p>268</text:p>
          </table:table-cell>
          <table:table-cell office:value-type="float" office:value="3258.0375" calcext:value-type="float">
            <text:p>3258.0375</text:p>
          </table:table-cell>
          <table:table-cell office:value-type="float" office:value="190.409170173852" calcext:value-type="float">
            <text:p>190.409170173852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59" calcext:value-type="float">
            <text:p>159</text:p>
          </table:table-cell>
          <table:table-cell office:value-type="float" office:value="97.8260869565217" calcext:value-type="float">
            <text:p>97.8260869565217</text:p>
          </table:table-cell>
          <table:table-cell office:value-type="float" office:value="2548" calcext:value-type="float">
            <text:p>2548</text:p>
          </table:table-cell>
          <table:table-cell office:value-type="float" office:value="6986" calcext:value-type="float">
            <text:p>6986</text:p>
          </table:table-cell>
          <table:table-cell office:value-type="float" office:value="8887" calcext:value-type="float">
            <text:p>8887</text:p>
          </table:table-cell>
          <table:table-cell office:value-type="float" office:value="47.8827361563518" calcext:value-type="float">
            <text:p>47.8827361563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0125" calcext:value-type="float">
            <text:p>59.0125</text:p>
          </table:table-cell>
          <table:table-cell office:value-type="float" office:value="503.958333333333" calcext:value-type="float">
            <text:p>503.958333333333</text:p>
          </table:table-cell>
          <table:table-cell table:number-columns-repeated="4"/>
          <table:table-cell office:value-type="float" office:value="46.9414893617021" calcext:value-type="float">
            <text:p>46.9414893617021</text:p>
          </table:table-cell>
          <table:table-cell office:value-type="float" office:value="246.133333333333" calcext:value-type="float">
            <text:p>246.133333333333</text:p>
          </table:table-cell>
          <table:table-cell office:value-type="float" office:value="3270.90416666667" calcext:value-type="float">
            <text:p>3270.90416666667</text:p>
          </table:table-cell>
          <table:table-cell office:value-type="float" office:value="186.109708455296" calcext:value-type="float">
            <text:p>186.10970845529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3036" calcext:value-type="float">
            <text:p>3036</text:p>
          </table:table-cell>
          <table:table-cell office:value-type="float" office:value="10879" calcext:value-type="float">
            <text:p>10879</text:p>
          </table:table-cell>
          <table:table-cell office:value-type="float" office:value="13029" calcext:value-type="float">
            <text:p>13029</text:p>
          </table:table-cell>
          <table:table-cell office:value-type="float" office:value="40.8408408408408" calcext:value-type="float">
            <text:p>40.8408408408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10625" calcext:value-type="float">
            <text:p>48.10625</text:p>
          </table:table-cell>
          <table:table-cell office:value-type="float" office:value="506" calcext:value-type="float">
            <text:p>506</text:p>
          </table:table-cell>
          <table:table-cell table:number-columns-repeated="4"/>
          <table:table-cell office:value-type="float" office:value="49.609375" calcext:value-type="float">
            <text:p>49.609375</text:p>
          </table:table-cell>
          <table:table-cell office:value-type="float" office:value="201.308333333333" calcext:value-type="float">
            <text:p>201.308333333333</text:p>
          </table:table-cell>
          <table:table-cell office:value-type="float" office:value="3281.65416666667" calcext:value-type="float">
            <text:p>3281.65416666667</text:p>
          </table:table-cell>
          <table:table-cell office:value-type="float" office:value="186.162835984432" calcext:value-type="float">
            <text:p>186.162835984432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585" calcext:value-type="float">
            <text:p>2585</text:p>
          </table:table-cell>
          <table:table-cell office:value-type="float" office:value="8678" calcext:value-type="float">
            <text:p>8678</text:p>
          </table:table-cell>
          <table:table-cell office:value-type="float" office:value="11853" calcext:value-type="float">
            <text:p>11853</text:p>
          </table:table-cell>
          <table:table-cell office:value-type="float" office:value="46.1279461279461" calcext:value-type="float">
            <text:p>46.1279461279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395833333333" calcext:value-type="float">
            <text:p>40.2395833333333</text:p>
          </table:table-cell>
          <table:table-cell office:value-type="float" office:value="511.4375" calcext:value-type="float">
            <text:p>511.4375</text:p>
          </table:table-cell>
          <table:table-cell table:number-columns-repeated="4"/>
          <table:table-cell office:value-type="float" office:value="45.7446808510638" calcext:value-type="float">
            <text:p>45.7446808510638</text:p>
          </table:table-cell>
          <table:table-cell office:value-type="float" office:value="169.608333333333" calcext:value-type="float">
            <text:p>169.608333333333</text:p>
          </table:table-cell>
          <table:table-cell office:value-type="float" office:value="3309.85625" calcext:value-type="float">
            <text:p>3309.85625</text:p>
          </table:table-cell>
          <table:table-cell office:value-type="float" office:value="175.135761217485" calcext:value-type="float">
            <text:p>175.13576121748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542" calcext:value-type="float">
            <text:p>2542</text:p>
          </table:table-cell>
          <table:table-cell office:value-type="float" office:value="5595" calcext:value-type="float">
            <text:p>5595</text:p>
          </table:table-cell>
          <table:table-cell office:value-type="float" office:value="18089" calcext:value-type="float">
            <text:p>18089</text:p>
          </table:table-cell>
          <table:table-cell office:value-type="float" office:value="48.2517482517483" calcext:value-type="float">
            <text:p>48.2517482517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1666666666667" calcext:value-type="float">
            <text:p>40.1666666666667</text:p>
          </table:table-cell>
          <table:table-cell office:value-type="float" office:value="518.520833333333" calcext:value-type="float">
            <text:p>518.520833333333</text:p>
          </table:table-cell>
          <table:table-cell table:number-columns-repeated="4"/>
          <table:table-cell office:value-type="float" office:value="43.4895833333333" calcext:value-type="float">
            <text:p>43.4895833333333</text:p>
          </table:table-cell>
          <table:table-cell office:value-type="float" office:value="168.316666666667" calcext:value-type="float">
            <text:p>168.316666666667</text:p>
          </table:table-cell>
          <table:table-cell office:value-type="float" office:value="3339.45416666667" calcext:value-type="float">
            <text:p>3339.45416666667</text:p>
          </table:table-cell>
          <table:table-cell office:value-type="float" office:value="152.349395671142" calcext:value-type="float">
            <text:p>152.34939567114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599" calcext:value-type="float">
            <text:p>2599</text:p>
          </table:table-cell>
          <table:table-cell office:value-type="float" office:value="12235" calcext:value-type="float">
            <text:p>12235</text:p>
          </table:table-cell>
          <table:table-cell office:value-type="float" office:value="13804" calcext:value-type="float">
            <text:p>13804</text:p>
          </table:table-cell>
          <table:table-cell office:value-type="float" office:value="45.2296819787986" calcext:value-type="float">
            <text:p>45.2296819787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7520833333333" calcext:value-type="float">
            <text:p>38.7520833333333</text:p>
          </table:table-cell>
          <table:table-cell office:value-type="float" office:value="526.145833333333" calcext:value-type="float">
            <text:p>526.145833333333</text:p>
          </table:table-cell>
          <table:table-cell table:number-columns-repeated="4"/>
          <table:table-cell office:value-type="float" office:value="43.0989583333333" calcext:value-type="float">
            <text:p>43.0989583333333</text:p>
          </table:table-cell>
          <table:table-cell office:value-type="float" office:value="162.716666666667" calcext:value-type="float">
            <text:p>162.716666666667</text:p>
          </table:table-cell>
          <table:table-cell office:value-type="float" office:value="3370.35416666667" calcext:value-type="float">
            <text:p>3370.35416666667</text:p>
          </table:table-cell>
          <table:table-cell office:value-type="float" office:value="161.787743400985" calcext:value-type="float">
            <text:p>161.78774340098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541" calcext:value-type="float">
            <text:p>2541</text:p>
          </table:table-cell>
          <table:table-cell office:value-type="float" office:value="6772" calcext:value-type="float">
            <text:p>6772</text:p>
          </table:table-cell>
          <table:table-cell office:value-type="float" office:value="11110" calcext:value-type="float">
            <text:p>11110</text:p>
          </table:table-cell>
          <table:table-cell office:value-type="float" office:value="45.4106280193237" calcext:value-type="float">
            <text:p>45.4106280193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5041666666667" calcext:value-type="float">
            <text:p>37.5041666666667</text:p>
          </table:table-cell>
          <table:table-cell office:value-type="float" office:value="531.083333333333" calcext:value-type="float">
            <text:p>531.083333333333</text:p>
          </table:table-cell>
          <table:table-cell table:number-columns-repeated="4"/>
          <table:table-cell office:value-type="float" office:value="33.203125" calcext:value-type="float">
            <text:p>33.203125</text:p>
          </table:table-cell>
          <table:table-cell office:value-type="float" office:value="157.183333333333" calcext:value-type="float">
            <text:p>157.183333333333</text:p>
          </table:table-cell>
          <table:table-cell office:value-type="float" office:value="3393.04375" calcext:value-type="float">
            <text:p>3393.04375</text:p>
          </table:table-cell>
          <table:table-cell office:value-type="float" office:value="162.290433923883" calcext:value-type="float">
            <text:p>162.290433923883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97.8723404255319" calcext:value-type="float">
            <text:p>97.8723404255319</text:p>
          </table:table-cell>
          <table:table-cell office:value-type="float" office:value="2770" calcext:value-type="float">
            <text:p>2770</text:p>
          </table:table-cell>
          <table:table-cell office:value-type="float" office:value="7406" calcext:value-type="float">
            <text:p>7406</text:p>
          </table:table-cell>
          <table:table-cell office:value-type="float" office:value="15660" calcext:value-type="float">
            <text:p>15660</text:p>
          </table:table-cell>
          <table:table-cell office:value-type="float" office:value="43.421052631579" calcext:value-type="float">
            <text:p>43.421052631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4895833333333" calcext:value-type="float">
            <text:p>40.4895833333333</text:p>
          </table:table-cell>
          <table:table-cell office:value-type="float" office:value="537.229166666667" calcext:value-type="float">
            <text:p>537.229166666667</text:p>
          </table:table-cell>
          <table:table-cell table:number-columns-repeated="4"/>
          <table:table-cell office:value-type="float" office:value="36.5691489361702" calcext:value-type="float">
            <text:p>36.5691489361702</text:p>
          </table:table-cell>
          <table:table-cell office:value-type="float" office:value="170.208333333333" calcext:value-type="float">
            <text:p>170.208333333333</text:p>
          </table:table-cell>
          <table:table-cell office:value-type="float" office:value="3415.80833333333" calcext:value-type="float">
            <text:p>3415.80833333333</text:p>
          </table:table-cell>
          <table:table-cell office:value-type="float" office:value="151.096842252462" calcext:value-type="float">
            <text:p>151.096842252462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961" calcext:value-type="float">
            <text:p>2961</text:p>
          </table:table-cell>
          <table:table-cell office:value-type="float" office:value="7025" calcext:value-type="float">
            <text:p>7025</text:p>
          </table:table-cell>
          <table:table-cell office:value-type="float" office:value="17236" calcext:value-type="float">
            <text:p>17236</text:p>
          </table:table-cell>
          <table:table-cell office:value-type="float" office:value="36.6492146596859" calcext:value-type="float">
            <text:p>36.6492146596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5520833333333" calcext:value-type="float">
            <text:p>38.5520833333333</text:p>
          </table:table-cell>
          <table:table-cell office:value-type="float" office:value="537.6875" calcext:value-type="float">
            <text:p>537.6875</text:p>
          </table:table-cell>
          <table:table-cell table:number-columns-repeated="4"/>
          <table:table-cell office:value-type="float" office:value="31.1197916666667" calcext:value-type="float">
            <text:p>31.1197916666667</text:p>
          </table:table-cell>
          <table:table-cell office:value-type="float" office:value="162.091666666667" calcext:value-type="float">
            <text:p>162.091666666667</text:p>
          </table:table-cell>
          <table:table-cell office:value-type="float" office:value="3415.77916666667" calcext:value-type="float">
            <text:p>3415.77916666667</text:p>
          </table:table-cell>
          <table:table-cell office:value-type="float" office:value="141.270577462897" calcext:value-type="float">
            <text:p>141.270577462897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3285" calcext:value-type="float">
            <text:p>3285</text:p>
          </table:table-cell>
          <table:table-cell office:value-type="float" office:value="7165" calcext:value-type="float">
            <text:p>7165</text:p>
          </table:table-cell>
          <table:table-cell office:value-type="float" office:value="13665" calcext:value-type="float">
            <text:p>13665</text:p>
          </table:table-cell>
          <table:table-cell office:value-type="float" office:value="33.852140077821" calcext:value-type="float">
            <text:p>33.852140077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536.541666666667" calcext:value-type="float">
            <text:p>536.541666666667</text:p>
          </table:table-cell>
          <table:table-cell table:number-columns-repeated="4"/>
          <table:table-cell office:value-type="float" office:value="39.7135416666667" calcext:value-type="float">
            <text:p>39.7135416666667</text:p>
          </table:table-cell>
          <table:table-cell office:value-type="float" office:value="175.016666666667" calcext:value-type="float">
            <text:p>175.016666666667</text:p>
          </table:table-cell>
          <table:table-cell office:value-type="float" office:value="3403.86041666667" calcext:value-type="float">
            <text:p>3403.86041666667</text:p>
          </table:table-cell>
          <table:table-cell office:value-type="float" office:value="142.999874610293" calcext:value-type="float">
            <text:p>142.999874610293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122" calcext:value-type="float">
            <text:p>3122</text:p>
          </table:table-cell>
          <table:table-cell office:value-type="float" office:value="7909" calcext:value-type="float">
            <text:p>7909</text:p>
          </table:table-cell>
          <table:table-cell office:value-type="float" office:value="15926" calcext:value-type="float">
            <text:p>15926</text:p>
          </table:table-cell>
          <table:table-cell office:value-type="float" office:value="39.5833333333333" calcext:value-type="float">
            <text:p>39.58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1104166666667" calcext:value-type="float">
            <text:p>42.1104166666667</text:p>
          </table:table-cell>
          <table:table-cell office:value-type="float" office:value="518.395833333333" calcext:value-type="float">
            <text:p>518.395833333333</text:p>
          </table:table-cell>
          <table:table-cell table:number-columns-repeated="4"/>
          <table:table-cell office:value-type="float" office:value="31.25" calcext:value-type="float">
            <text:p>31.25</text:p>
          </table:table-cell>
          <table:table-cell office:value-type="float" office:value="174.958333333333" calcext:value-type="float">
            <text:p>174.958333333333</text:p>
          </table:table-cell>
          <table:table-cell office:value-type="float" office:value="3342.01458333333" calcext:value-type="float">
            <text:p>3342.01458333333</text:p>
          </table:table-cell>
          <table:table-cell office:value-type="float" office:value="147.307785614809" calcext:value-type="float">
            <text:p>147.30778561480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659" calcext:value-type="float">
            <text:p>2659</text:p>
          </table:table-cell>
          <table:table-cell office:value-type="float" office:value="7200" calcext:value-type="float">
            <text:p>7200</text:p>
          </table:table-cell>
          <table:table-cell office:value-type="float" office:value="15958" calcext:value-type="float">
            <text:p>15958</text:p>
          </table:table-cell>
          <table:table-cell office:value-type="float" office:value="46.1206896551724" calcext:value-type="float">
            <text:p>46.1206896551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91875" calcext:value-type="float">
            <text:p>37.91875</text:p>
          </table:table-cell>
          <table:table-cell office:value-type="float" office:value="514.583333333333" calcext:value-type="float">
            <text:p>514.583333333333</text:p>
          </table:table-cell>
          <table:table-cell table:number-columns-repeated="4"/>
          <table:table-cell office:value-type="float" office:value="37.1010638297872" calcext:value-type="float">
            <text:p>37.1010638297872</text:p>
          </table:table-cell>
          <table:table-cell office:value-type="float" office:value="159.108333333333" calcext:value-type="float">
            <text:p>159.108333333333</text:p>
          </table:table-cell>
          <table:table-cell office:value-type="float" office:value="3328.23541666667" calcext:value-type="float">
            <text:p>3328.23541666667</text:p>
          </table:table-cell>
          <table:table-cell office:value-type="float" office:value="134.368916580596" calcext:value-type="float">
            <text:p>134.368916580596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504" calcext:value-type="float">
            <text:p>2504</text:p>
          </table:table-cell>
          <table:table-cell office:value-type="float" office:value="9804" calcext:value-type="float">
            <text:p>9804</text:p>
          </table:table-cell>
          <table:table-cell office:value-type="float" office:value="11915" calcext:value-type="float">
            <text:p>11915</text:p>
          </table:table-cell>
          <table:table-cell office:value-type="float" office:value="49.7835497835498" calcext:value-type="float">
            <text:p>49.7835497835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3708333333333" calcext:value-type="float">
            <text:p>39.3708333333333</text:p>
          </table:table-cell>
          <table:table-cell office:value-type="float" office:value="516.708333333333" calcext:value-type="float">
            <text:p>516.708333333333</text:p>
          </table:table-cell>
          <table:table-cell table:number-columns-repeated="4"/>
          <table:table-cell office:value-type="float" office:value="36.328125" calcext:value-type="float">
            <text:p>36.328125</text:p>
          </table:table-cell>
          <table:table-cell office:value-type="float" office:value="166.133333333333" calcext:value-type="float">
            <text:p>166.133333333333</text:p>
          </table:table-cell>
          <table:table-cell office:value-type="float" office:value="3336.30416666667" calcext:value-type="float">
            <text:p>3336.30416666667</text:p>
          </table:table-cell>
          <table:table-cell office:value-type="float" office:value="138.891065375157" calcext:value-type="float">
            <text:p>138.891065375157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848" calcext:value-type="float">
            <text:p>1848</text:p>
          </table:table-cell>
          <table:table-cell office:value-type="float" office:value="6638" calcext:value-type="float">
            <text:p>6638</text:p>
          </table:table-cell>
          <table:table-cell office:value-type="float" office:value="12758" calcext:value-type="float">
            <text:p>12758</text:p>
          </table:table-cell>
          <table:table-cell office:value-type="float" office:value="72.0183486238532" calcext:value-type="float">
            <text:p>72.0183486238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5854166666667" calcext:value-type="float">
            <text:p>40.5854166666667</text:p>
          </table:table-cell>
          <table:table-cell office:value-type="float" office:value="521.020833333333" calcext:value-type="float">
            <text:p>521.020833333333</text:p>
          </table:table-cell>
          <table:table-cell table:number-columns-repeated="4"/>
          <table:table-cell office:value-type="float" office:value="35.2393617021277" calcext:value-type="float">
            <text:p>35.2393617021277</text:p>
          </table:table-cell>
          <table:table-cell office:value-type="float" office:value="170.683333333333" calcext:value-type="float">
            <text:p>170.683333333333</text:p>
          </table:table-cell>
          <table:table-cell office:value-type="float" office:value="3352.98125" calcext:value-type="float">
            <text:p>3352.98125</text:p>
          </table:table-cell>
          <table:table-cell office:value-type="float" office:value="175.609445307473" calcext:value-type="float">
            <text:p>175.60944530747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573" calcext:value-type="float">
            <text:p>1573</text:p>
          </table:table-cell>
          <table:table-cell office:value-type="float" office:value="8268" calcext:value-type="float">
            <text:p>8268</text:p>
          </table:table-cell>
          <table:table-cell office:value-type="float" office:value="11219" calcext:value-type="float">
            <text:p>11219</text:p>
          </table:table-cell>
          <table:table-cell office:value-type="float" office:value="66.3101604278075" calcext:value-type="float">
            <text:p>66.3101604278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4541666666667" calcext:value-type="float">
            <text:p>43.4541666666667</text:p>
          </table:table-cell>
          <table:table-cell office:value-type="float" office:value="528.729166666667" calcext:value-type="float">
            <text:p>528.729166666667</text:p>
          </table:table-cell>
          <table:table-cell table:number-columns-repeated="4"/>
          <table:table-cell office:value-type="float" office:value="30.5989583333333" calcext:value-type="float">
            <text:p>30.5989583333333</text:p>
          </table:table-cell>
          <table:table-cell office:value-type="float" office:value="182.2" calcext:value-type="float">
            <text:p>182.2</text:p>
          </table:table-cell>
          <table:table-cell office:value-type="float" office:value="3387.25416666667" calcext:value-type="float">
            <text:p>3387.25416666667</text:p>
          </table:table-cell>
          <table:table-cell office:value-type="float" office:value="192.12302838414" calcext:value-type="float">
            <text:p>192.12302838414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323" calcext:value-type="float">
            <text:p>1323</text:p>
          </table:table-cell>
          <table:table-cell office:value-type="float" office:value="4784" calcext:value-type="float">
            <text:p>4784</text:p>
          </table:table-cell>
          <table:table-cell office:value-type="float" office:value="5553" calcext:value-type="float">
            <text:p>5553</text:p>
          </table:table-cell>
          <table:table-cell office:value-type="float" office:value="83.1460674157303" calcext:value-type="float">
            <text:p>83.1460674157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8125" calcext:value-type="float">
            <text:p>42.48125</text:p>
          </table:table-cell>
          <table:table-cell office:value-type="float" office:value="532.958333333333" calcext:value-type="float">
            <text:p>532.958333333333</text:p>
          </table:table-cell>
          <table:table-cell table:number-columns-repeated="4"/>
          <table:table-cell office:value-type="float" office:value="29.9202127659574" calcext:value-type="float">
            <text:p>29.9202127659574</text:p>
          </table:table-cell>
          <table:table-cell office:value-type="float" office:value="177.375" calcext:value-type="float">
            <text:p>177.375</text:p>
          </table:table-cell>
          <table:table-cell office:value-type="float" office:value="3404.06875" calcext:value-type="float">
            <text:p>3404.06875</text:p>
          </table:table-cell>
          <table:table-cell office:value-type="float" office:value="203.489776179995" calcext:value-type="float">
            <text:p>203.489776179995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407" calcext:value-type="float">
            <text:p>1407</text:p>
          </table:table-cell>
          <table:table-cell office:value-type="float" office:value="2574" calcext:value-type="float">
            <text:p>2574</text:p>
          </table:table-cell>
          <table:table-cell office:value-type="float" office:value="35319" calcext:value-type="float">
            <text:p>35319</text:p>
          </table:table-cell>
          <table:table-cell office:value-type="float" office:value="92.7083333333333" calcext:value-type="float">
            <text:p>92.708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9291666666667" calcext:value-type="float">
            <text:p>39.9291666666667</text:p>
          </table:table-cell>
          <table:table-cell office:value-type="float" office:value="542.729166666667" calcext:value-type="float">
            <text:p>542.729166666667</text:p>
          </table:table-cell>
          <table:table-cell table:number-columns-repeated="4"/>
          <table:table-cell office:value-type="float" office:value="31.25" calcext:value-type="float">
            <text:p>31.25</text:p>
          </table:table-cell>
          <table:table-cell office:value-type="float" office:value="168.275" calcext:value-type="float">
            <text:p>168.275</text:p>
          </table:table-cell>
          <table:table-cell office:value-type="float" office:value="3439.20625" calcext:value-type="float">
            <text:p>3439.20625</text:p>
          </table:table-cell>
          <table:table-cell office:value-type="float" office:value="197.061115215731" calcext:value-type="float">
            <text:p>197.06111521573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431" calcext:value-type="float">
            <text:p>1431</text:p>
          </table:table-cell>
          <table:table-cell office:value-type="float" office:value="3720" calcext:value-type="float">
            <text:p>3720</text:p>
          </table:table-cell>
          <table:table-cell office:value-type="float" office:value="20244" calcext:value-type="float">
            <text:p>20244</text:p>
          </table:table-cell>
          <table:table-cell office:value-type="float" office:value="89.1891891891892" calcext:value-type="float">
            <text:p>89.1891891891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9729166666667" calcext:value-type="float">
            <text:p>44.9729166666667</text:p>
          </table:table-cell>
          <table:table-cell office:value-type="float" office:value="548.6875" calcext:value-type="float">
            <text:p>548.6875</text:p>
          </table:table-cell>
          <table:table-cell table:number-columns-repeated="4"/>
          <table:table-cell office:value-type="float" office:value="30.3385416666667" calcext:value-type="float">
            <text:p>30.3385416666667</text:p>
          </table:table-cell>
          <table:table-cell office:value-type="float" office:value="188.033333333333" calcext:value-type="float">
            <text:p>188.033333333333</text:p>
          </table:table-cell>
          <table:table-cell office:value-type="float" office:value="3467.8" calcext:value-type="float">
            <text:p>3467.8</text:p>
          </table:table-cell>
          <table:table-cell office:value-type="float" office:value="199.205515322885" calcext:value-type="float">
            <text:p>199.205515322885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579" calcext:value-type="float">
            <text:p>1579</text:p>
          </table:table-cell>
          <table:table-cell office:value-type="float" office:value="3040" calcext:value-type="float">
            <text:p>3040</text:p>
          </table:table-cell>
          <table:table-cell office:value-type="float" office:value="6870" calcext:value-type="float">
            <text:p>6870</text:p>
          </table:table-cell>
          <table:table-cell office:value-type="float" office:value="82.716049382716" calcext:value-type="float">
            <text:p>82.716049382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91875" calcext:value-type="float">
            <text:p>43.91875</text:p>
          </table:table-cell>
          <table:table-cell office:value-type="float" office:value="558.1875" calcext:value-type="float">
            <text:p>558.1875</text:p>
          </table:table-cell>
          <table:table-cell table:number-columns-repeated="4"/>
          <table:table-cell office:value-type="float" office:value="27.34375" calcext:value-type="float">
            <text:p>27.34375</text:p>
          </table:table-cell>
          <table:table-cell office:value-type="float" office:value="185.8" calcext:value-type="float">
            <text:p>185.8</text:p>
          </table:table-cell>
          <table:table-cell office:value-type="float" office:value="3498.98333333333" calcext:value-type="float">
            <text:p>3498.98333333333</text:p>
          </table:table-cell>
          <table:table-cell office:value-type="float" office:value="215.18068199119" calcext:value-type="float">
            <text:p>215.18068199119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661" calcext:value-type="float">
            <text:p>1661</text:p>
          </table:table-cell>
          <table:table-cell office:value-type="float" office:value="3488" calcext:value-type="float">
            <text:p>3488</text:p>
          </table:table-cell>
          <table:table-cell office:value-type="float" office:value="10396" calcext:value-type="float">
            <text:p>10396</text:p>
          </table:table-cell>
          <table:table-cell office:value-type="float" office:value="82.6666666666667" calcext:value-type="float">
            <text:p>82.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84375" calcext:value-type="float">
            <text:p>43.84375</text:p>
          </table:table-cell>
          <table:table-cell office:value-type="float" office:value="554.25" calcext:value-type="float">
            <text:p>554.25</text:p>
          </table:table-cell>
          <table:table-cell table:number-columns-repeated="4"/>
          <table:table-cell office:value-type="float" office:value="25.78125" calcext:value-type="float">
            <text:p>25.78125</text:p>
          </table:table-cell>
          <table:table-cell office:value-type="float" office:value="183.191666666667" calcext:value-type="float">
            <text:p>183.191666666667</text:p>
          </table:table-cell>
          <table:table-cell office:value-type="float" office:value="3493.44791666667" calcext:value-type="float">
            <text:p>3493.44791666667</text:p>
          </table:table-cell>
          <table:table-cell office:value-type="float" office:value="201.564443505971" calcext:value-type="float">
            <text:p>201.564443505971</text:p>
          </table:table-cell>
          <table:table-cell table:number-columns-repeated="5"/>
        </table:table-row>
      </table:table>
      <table:table table:name="16 users - chart" table:style-name="ta1">
        <table:shapes>
          <draw:frame draw:z-index="0" draw:style-name="gr1" draw:text-style-name="P1" svg:width="4.9858in" svg:height="2.8043in" svg:x="0.0004in" svg:y="0.0004in">
            <draw:object draw:notify-on-update-of-ranges="'16 users'.A2:'16 users'.A37 '16 users'.G1:'16 users'.G1 '16 users'.G2:'16 users'.G37 '16 users'.A2:'16 users'.A37 '16 users'.H1:'16 users'.H1 '16 users'.H2:'16 users'.H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row table:style-name="ro1">
          <table:table-cell/>
        </table:table-row>
      </table:table>
      <table:table table:name="32 us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Time (sec)</text:p>
          </table:table-cell>
          <table:table-cell office:value-type="string" calcext:value-type="string">
            <text:p>Throughput (% offered)</text:p>
          </table:table-cell>
          <table:table-cell office:value-type="string" calcext:value-type="string">
            <text:p>Local Latency P50 (ms)</text:p>
          </table:table-cell>
          <table:table-cell office:value-type="string" calcext:value-type="string">
            <text:p>Local Latency P95 (ms)</text:p>
          </table:table-cell>
          <table:table-cell office:value-type="string" calcext:value-type="string">
            <text:p>Local Latency P99 (ms)</text:p>
          </table:table-cell>
          <table:table-cell office:value-type="string" calcext:value-type="string">
            <text:p>Local Latencies &lt;150 ms (%)</text:p>
          </table:table-cell>
          <table:table-cell office:value-type="string" calcext:value-type="string">
            <text:p>Remote Latency P50 (ms)</text:p>
          </table:table-cell>
          <table:table-cell office:value-type="string" calcext:value-type="string">
            <text:p>Remote Latency P95 (ms)</text:p>
          </table:table-cell>
          <table:table-cell office:value-type="string" calcext:value-type="string">
            <text:p>Remote Latency P99 (ms)</text:p>
          </table:table-cell>
          <table:table-cell office:value-type="string" calcext:value-type="string">
            <text:p>Remote Latencies &lt;2.5 sec (%)</text:p>
          </table:table-cell>
          <table:table-cell office:value-type="string" calcext:value-type="string">
            <text:p>Time in 50+ ms Tasks (%)</text:p>
          </table:table-cell>
          <table:table-cell office:value-type="string" calcext:value-type="string">
            <text:p>Time in 100+ ms Tasks (%)</text:p>
          </table:table-cell>
          <table:table-cell office:value-type="string" calcext:value-type="string">
            <text:p>Time in 200+ ms Tasks (%)</text:p>
          </table:table-cell>
          <table:table-cell office:value-type="string" calcext:value-type="string">
            <text:p>Client CPU (%)</text:p>
          </table:table-cell>
          <table:table-cell office:value-type="string" calcext:value-type="string">
            <text:p>Client Mem (MiB)</text:p>
          </table:table-cell>
          <table:table-cell office:value-type="string" calcext:value-type="string">
            <text:p>Client Net (KiB/sec)</text:p>
          </table:table-cell>
          <table:table-cell office:value-type="string" calcext:value-type="string">
            <text:p>Server CPU (%)</text:p>
          </table:table-cell>
          <table:table-cell office:value-type="string" calcext:value-type="string">
            <text:p>Server Mem (MiB)</text:p>
          </table:table-cell>
          <table:table-cell office:value-type="string" calcext:value-type="string">
            <text:p>Server Net (KiB/sec)</text:p>
          </table:table-cell>
          <table:table-cell office:value-type="string" calcext:value-type="string">
            <text:p>Sigil Success (%)</text:p>
          </table:table-cell>
          <table:table-cell office:value-type="string" calcext:value-type="string">
            <text:p>Client OS CPU (%)</text:p>
          </table:table-cell>
          <table:table-cell office:value-type="string" calcext:value-type="string">
            <text:p>Client OS Mem (MiB)</text:p>
          </table:table-cell>
          <table:table-cell office:value-type="string" calcext:value-type="string">
            <text:p>Client OS Net (KiB/sec)</text:p>
          </table:table-cell>
          <table:table-cell office:value-type="string" calcext:value-type="string">
            <text:p>Server OS CPU (%)</text:p>
          </table:table-cell>
          <table:table-cell office:value-type="string" calcext:value-type="string">
            <text:p>Server OS Mem (MiB)</text:p>
          </table:table-cell>
          <table:table-cell office:value-type="string" calcext:value-type="string">
            <text:p>Server OS Net (KiB/sec)</text:p>
          </table:table-cell>
          <table:table-cell office:value-type="string" calcext:value-type="string">
            <text:p>Text Length (KiB)</text:p>
          </table:table-cell>
          <table:table-cell office:value-type="string" calcext:value-type="string">
            <text:p>Quill Ops (Ki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25" calcext:value-type="float">
            <text:p>81.25</text:p>
          </table:table-cell>
          <table:table-cell office:value-type="float" office:value="35" calcext:value-type="float">
            <text:p>35</text:p>
          </table:table-cell>
          <table:table-cell office:value-type="float" office:value="249" calcext:value-type="float">
            <text:p>249</text:p>
          </table:table-cell>
          <table:table-cell office:value-type="float" office:value="277" calcext:value-type="float">
            <text:p>277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1761" calcext:value-type="float">
            <text:p>1761</text:p>
          </table:table-cell>
          <table:table-cell office:value-type="float" office:value="4148" calcext:value-type="float">
            <text:p>4148</text:p>
          </table:table-cell>
          <table:table-cell office:value-type="float" office:value="5908" calcext:value-type="float">
            <text:p>5908</text:p>
          </table:table-cell>
          <table:table-cell office:value-type="float" office:value="76.0143198090692" calcext:value-type="float">
            <text:p>76.0143198090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403125" calcext:value-type="float">
            <text:p>35.403125</text:p>
          </table:table-cell>
          <table:table-cell office:value-type="float" office:value="346.229166666667" calcext:value-type="float">
            <text:p>346.229166666667</text:p>
          </table:table-cell>
          <table:table-cell table:number-columns-repeated="4"/>
          <table:table-cell office:value-type="float" office:value="35.3766025641026" calcext:value-type="float">
            <text:p>35.3766025641026</text:p>
          </table:table-cell>
          <table:table-cell office:value-type="float" office:value="233.333333333333" calcext:value-type="float">
            <text:p>233.333333333333</text:p>
          </table:table-cell>
          <table:table-cell office:value-type="float" office:value="2550.91979166667" calcext:value-type="float">
            <text:p>2550.9197916666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.7916666666667" calcext:value-type="float">
            <text:p>94.7916666666667</text:p>
          </table:table-cell>
          <table:table-cell office:value-type="float" office:value="27" calcext:value-type="float">
            <text:p>27</text:p>
          </table:table-cell>
          <table:table-cell office:value-type="float" office:value="151" calcext:value-type="float">
            <text:p>151</text:p>
          </table:table-cell>
          <table:table-cell office:value-type="float" office:value="665" calcext:value-type="float">
            <text:p>665</text:p>
          </table:table-cell>
          <table:table-cell office:value-type="float" office:value="94.8275862068966" calcext:value-type="float">
            <text:p>94.8275862068966</text:p>
          </table:table-cell>
          <table:table-cell office:value-type="float" office:value="2005" calcext:value-type="float">
            <text:p>2005</text:p>
          </table:table-cell>
          <table:table-cell office:value-type="float" office:value="4987" calcext:value-type="float">
            <text:p>4987</text:p>
          </table:table-cell>
          <table:table-cell office:value-type="float" office:value="8647" calcext:value-type="float">
            <text:p>8647</text:p>
          </table:table-cell>
          <table:table-cell office:value-type="float" office:value="66.6377816291161" calcext:value-type="float">
            <text:p>66.6377816291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46875" calcext:value-type="float">
            <text:p>54.646875</text:p>
          </table:table-cell>
          <table:table-cell office:value-type="float" office:value="367.0625" calcext:value-type="float">
            <text:p>367.0625</text:p>
          </table:table-cell>
          <table:table-cell table:number-columns-repeated="4"/>
          <table:table-cell office:value-type="float" office:value="41.6208791208791" calcext:value-type="float">
            <text:p>41.6208791208791</text:p>
          </table:table-cell>
          <table:table-cell office:value-type="float" office:value="252.5375" calcext:value-type="float">
            <text:p>252.5375</text:p>
          </table:table-cell>
          <table:table-cell office:value-type="float" office:value="2720.24895833333" calcext:value-type="float">
            <text:p>2720.248958333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  <table:table-cell office:value-type="float" office:value="98.4126984126984" calcext:value-type="float">
            <text:p>98.4126984126984</text:p>
          </table:table-cell>
          <table:table-cell office:value-type="float" office:value="2147" calcext:value-type="float">
            <text:p>2147</text:p>
          </table:table-cell>
          <table:table-cell office:value-type="float" office:value="5257" calcext:value-type="float">
            <text:p>5257</text:p>
          </table:table-cell>
          <table:table-cell office:value-type="float" office:value="15657" calcext:value-type="float">
            <text:p>15657</text:p>
          </table:table-cell>
          <table:table-cell office:value-type="float" office:value="58.5268214571657" calcext:value-type="float">
            <text:p>58.5268214571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9739583333333" calcext:value-type="float">
            <text:p>50.9739583333333</text:p>
          </table:table-cell>
          <table:table-cell office:value-type="float" office:value="388" calcext:value-type="float">
            <text:p>388</text:p>
          </table:table-cell>
          <table:table-cell table:number-columns-repeated="4"/>
          <table:table-cell office:value-type="float" office:value="43.6170212765957" calcext:value-type="float">
            <text:p>43.6170212765957</text:p>
          </table:table-cell>
          <table:table-cell office:value-type="float" office:value="235.8875" calcext:value-type="float">
            <text:p>235.8875</text:p>
          </table:table-cell>
          <table:table-cell office:value-type="float" office:value="2786.40729166667" calcext:value-type="float">
            <text:p>2786.40729166667</text:p>
          </table:table-cell>
          <table:table-cell office:value-type="float" office:value="168.405014251099" calcext:value-type="float">
            <text:p>168.4050142510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5348" calcext:value-type="float">
            <text:p>5348</text:p>
          </table:table-cell>
          <table:table-cell office:value-type="float" office:value="98.4126984126984" calcext:value-type="float">
            <text:p>98.4126984126984</text:p>
          </table:table-cell>
          <table:table-cell office:value-type="float" office:value="1900" calcext:value-type="float">
            <text:p>1900</text:p>
          </table:table-cell>
          <table:table-cell office:value-type="float" office:value="5571" calcext:value-type="float">
            <text:p>5571</text:p>
          </table:table-cell>
          <table:table-cell office:value-type="float" office:value="16956" calcext:value-type="float">
            <text:p>16956</text:p>
          </table:table-cell>
          <table:table-cell office:value-type="float" office:value="66.7838312829525" calcext:value-type="float">
            <text:p>66.7838312829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0083333333333" calcext:value-type="float">
            <text:p>48.0083333333333</text:p>
          </table:table-cell>
          <table:table-cell office:value-type="float" office:value="409.260416666667" calcext:value-type="float">
            <text:p>409.260416666667</text:p>
          </table:table-cell>
          <table:table-cell table:number-columns-repeated="4"/>
          <table:table-cell office:value-type="float" office:value="39.0950520833333" calcext:value-type="float">
            <text:p>39.0950520833333</text:p>
          </table:table-cell>
          <table:table-cell office:value-type="float" office:value="210.995833333333" calcext:value-type="float">
            <text:p>210.995833333333</text:p>
          </table:table-cell>
          <table:table-cell office:value-type="float" office:value="2869.69791666667" calcext:value-type="float">
            <text:p>2869.69791666667</text:p>
          </table:table-cell>
          <table:table-cell office:value-type="float" office:value="193.404035108149" calcext:value-type="float">
            <text:p>193.40403510814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.9583333333333" calcext:value-type="float">
            <text:p>98.958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office:value-type="float" office:value="98.4126984126984" calcext:value-type="float">
            <text:p>98.4126984126984</text:p>
          </table:table-cell>
          <table:table-cell office:value-type="float" office:value="2047" calcext:value-type="float">
            <text:p>2047</text:p>
          </table:table-cell>
          <table:table-cell office:value-type="float" office:value="9907" calcext:value-type="float">
            <text:p>9907</text:p>
          </table:table-cell>
          <table:table-cell office:value-type="float" office:value="12433" calcext:value-type="float">
            <text:p>12433</text:p>
          </table:table-cell>
          <table:table-cell office:value-type="float" office:value="61.9289340101523" calcext:value-type="float">
            <text:p>61.9289340101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4" calcext:value-type="float">
            <text:p>51.4</text:p>
          </table:table-cell>
          <table:table-cell office:value-type="float" office:value="420.635416666667" calcext:value-type="float">
            <text:p>420.635416666667</text:p>
          </table:table-cell>
          <table:table-cell table:number-columns-repeated="4"/>
          <table:table-cell office:value-type="float" office:value="40.9539473684211" calcext:value-type="float">
            <text:p>40.9539473684211</text:p>
          </table:table-cell>
          <table:table-cell office:value-type="float" office:value="216.416666666667" calcext:value-type="float">
            <text:p>216.416666666667</text:p>
          </table:table-cell>
          <table:table-cell office:value-type="float" office:value="2920.903125" calcext:value-type="float">
            <text:p>2920.903125</text:p>
          </table:table-cell>
          <table:table-cell office:value-type="float" office:value="170.487447703784" calcext:value-type="float">
            <text:p>170.48744770378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9583333333333" calcext:value-type="float">
            <text:p>98.958333333333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2122" calcext:value-type="float">
            <text:p>2122</text:p>
          </table:table-cell>
          <table:table-cell office:value-type="float" office:value="11935" calcext:value-type="float">
            <text:p>11935</text:p>
          </table:table-cell>
          <table:table-cell office:value-type="float" office:value="15654" calcext:value-type="float">
            <text:p>15654</text:p>
          </table:table-cell>
          <table:table-cell office:value-type="float" office:value="57.3913043478261" calcext:value-type="float">
            <text:p>57.3913043478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134375" calcext:value-type="float">
            <text:p>52.134375</text:p>
          </table:table-cell>
          <table:table-cell office:value-type="float" office:value="421.916666666667" calcext:value-type="float">
            <text:p>421.916666666667</text:p>
          </table:table-cell>
          <table:table-cell table:number-columns-repeated="4"/>
          <table:table-cell office:value-type="float" office:value="43.7171052631579" calcext:value-type="float">
            <text:p>43.7171052631579</text:p>
          </table:table-cell>
          <table:table-cell office:value-type="float" office:value="218.15" calcext:value-type="float">
            <text:p>218.15</text:p>
          </table:table-cell>
          <table:table-cell office:value-type="float" office:value="2934.84583333333" calcext:value-type="float">
            <text:p>2934.84583333333</text:p>
          </table:table-cell>
          <table:table-cell office:value-type="float" office:value="164.216678453905" calcext:value-type="float">
            <text:p>164.21667845390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.9583333333333" calcext:value-type="float">
            <text:p>98.958333333333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460" calcext:value-type="float">
            <text:p>2460</text:p>
          </table:table-cell>
          <table:table-cell office:value-type="float" office:value="13947" calcext:value-type="float">
            <text:p>13947</text:p>
          </table:table-cell>
          <table:table-cell office:value-type="float" office:value="16008" calcext:value-type="float">
            <text:p>16008</text:p>
          </table:table-cell>
          <table:table-cell office:value-type="float" office:value="50.9783728115345" calcext:value-type="float">
            <text:p>50.9783728115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925" calcext:value-type="float">
            <text:p>51.925</text:p>
          </table:table-cell>
          <table:table-cell office:value-type="float" office:value="424.989583333333" calcext:value-type="float">
            <text:p>424.989583333333</text:p>
          </table:table-cell>
          <table:table-cell table:number-columns-repeated="4"/>
          <table:table-cell office:value-type="float" office:value="34.0460526315789" calcext:value-type="float">
            <text:p>34.0460526315789</text:p>
          </table:table-cell>
          <table:table-cell office:value-type="float" office:value="217.241666666667" calcext:value-type="float">
            <text:p>217.241666666667</text:p>
          </table:table-cell>
          <table:table-cell office:value-type="float" office:value="2950.9875" calcext:value-type="float">
            <text:p>2950.9875</text:p>
          </table:table-cell>
          <table:table-cell office:value-type="float" office:value="152.29810160834" calcext:value-type="float">
            <text:p>152.2981016083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447" calcext:value-type="float">
            <text:p>2447</text:p>
          </table:table-cell>
          <table:table-cell office:value-type="float" office:value="9531" calcext:value-type="float">
            <text:p>9531</text:p>
          </table:table-cell>
          <table:table-cell office:value-type="float" office:value="10135" calcext:value-type="float">
            <text:p>10135</text:p>
          </table:table-cell>
          <table:table-cell office:value-type="float" office:value="51.2720156555773" calcext:value-type="float">
            <text:p>51.2720156555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6458333333333" calcext:value-type="float">
            <text:p>48.6458333333333</text:p>
          </table:table-cell>
          <table:table-cell office:value-type="float" office:value="430.25" calcext:value-type="float">
            <text:p>430.25</text:p>
          </table:table-cell>
          <table:table-cell table:number-columns-repeated="4"/>
          <table:table-cell office:value-type="float" office:value="35.3515625" calcext:value-type="float">
            <text:p>35.3515625</text:p>
          </table:table-cell>
          <table:table-cell office:value-type="float" office:value="203.520833333333" calcext:value-type="float">
            <text:p>203.520833333333</text:p>
          </table:table-cell>
          <table:table-cell office:value-type="float" office:value="2973.640625" calcext:value-type="float">
            <text:p>2973.640625</text:p>
          </table:table-cell>
          <table:table-cell office:value-type="float" office:value="143.912329633965" calcext:value-type="float">
            <text:p>143.91232963396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319" calcext:value-type="float">
            <text:p>2319</text:p>
          </table:table-cell>
          <table:table-cell office:value-type="float" office:value="9808" calcext:value-type="float">
            <text:p>9808</text:p>
          </table:table-cell>
          <table:table-cell office:value-type="float" office:value="12234" calcext:value-type="float">
            <text:p>12234</text:p>
          </table:table-cell>
          <table:table-cell office:value-type="float" office:value="55.6900726392252" calcext:value-type="float">
            <text:p>55.6900726392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084375" calcext:value-type="float">
            <text:p>46.084375</text:p>
          </table:table-cell>
          <table:table-cell office:value-type="float" office:value="437.697916666667" calcext:value-type="float">
            <text:p>437.697916666667</text:p>
          </table:table-cell>
          <table:table-cell table:number-columns-repeated="4"/>
          <table:table-cell office:value-type="float" office:value="29.00390625" calcext:value-type="float">
            <text:p>29.00390625</text:p>
          </table:table-cell>
          <table:table-cell office:value-type="float" office:value="192.433333333333" calcext:value-type="float">
            <text:p>192.433333333333</text:p>
          </table:table-cell>
          <table:table-cell office:value-type="float" office:value="3009.00104166667" calcext:value-type="float">
            <text:p>3009.00104166667</text:p>
          </table:table-cell>
          <table:table-cell office:value-type="float" office:value="133.644870720018" calcext:value-type="float">
            <text:p>133.64487072001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.9583333333333" calcext:value-type="float">
            <text:p>98.958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412" calcext:value-type="float">
            <text:p>3412</text:p>
          </table:table-cell>
          <table:table-cell office:value-type="float" office:value="12145" calcext:value-type="float">
            <text:p>12145</text:p>
          </table:table-cell>
          <table:table-cell office:value-type="float" office:value="12882" calcext:value-type="float">
            <text:p>12882</text:p>
          </table:table-cell>
          <table:table-cell office:value-type="float" office:value="46.031746031746" calcext:value-type="float">
            <text:p>46.031746031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7958333333334" calcext:value-type="float">
            <text:p>46.7958333333334</text:p>
          </table:table-cell>
          <table:table-cell office:value-type="float" office:value="447.5625" calcext:value-type="float">
            <text:p>447.5625</text:p>
          </table:table-cell>
          <table:table-cell table:number-columns-repeated="4"/>
          <table:table-cell office:value-type="float" office:value="29.0460526315789" calcext:value-type="float">
            <text:p>29.0460526315789</text:p>
          </table:table-cell>
          <table:table-cell office:value-type="float" office:value="195.004166666667" calcext:value-type="float">
            <text:p>195.004166666667</text:p>
          </table:table-cell>
          <table:table-cell office:value-type="float" office:value="3051.04479166667" calcext:value-type="float">
            <text:p>3051.04479166667</text:p>
          </table:table-cell>
          <table:table-cell office:value-type="float" office:value="135.603288689547" calcext:value-type="float">
            <text:p>135.60328868954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98.4615384615385" calcext:value-type="float">
            <text:p>98.4615384615385</text:p>
          </table:table-cell>
          <table:table-cell office:value-type="float" office:value="3248" calcext:value-type="float">
            <text:p>3248</text:p>
          </table:table-cell>
          <table:table-cell office:value-type="float" office:value="14129" calcext:value-type="float">
            <text:p>14129</text:p>
          </table:table-cell>
          <table:table-cell office:value-type="float" office:value="16694" calcext:value-type="float">
            <text:p>1669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778125" calcext:value-type="float">
            <text:p>46.778125</text:p>
          </table:table-cell>
          <table:table-cell office:value-type="float" office:value="455.010416666667" calcext:value-type="float">
            <text:p>455.010416666667</text:p>
          </table:table-cell>
          <table:table-cell table:number-columns-repeated="4"/>
          <table:table-cell office:value-type="float" office:value="26.3671875" calcext:value-type="float">
            <text:p>26.3671875</text:p>
          </table:table-cell>
          <table:table-cell office:value-type="float" office:value="196.8375" calcext:value-type="float">
            <text:p>196.8375</text:p>
          </table:table-cell>
          <table:table-cell office:value-type="float" office:value="3080.271875" calcext:value-type="float">
            <text:p>3080.271875</text:p>
          </table:table-cell>
          <table:table-cell office:value-type="float" office:value="136.840926123668" calcext:value-type="float">
            <text:p>136.840926123668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7.9166666666667" calcext:value-type="float">
            <text:p>97.916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96.7741935483871" calcext:value-type="float">
            <text:p>96.7741935483871</text:p>
          </table:table-cell>
          <table:table-cell office:value-type="float" office:value="3372" calcext:value-type="float">
            <text:p>3372</text:p>
          </table:table-cell>
          <table:table-cell office:value-type="float" office:value="10157" calcext:value-type="float">
            <text:p>10157</text:p>
          </table:table-cell>
          <table:table-cell office:value-type="float" office:value="24806" calcext:value-type="float">
            <text:p>24806</text:p>
          </table:table-cell>
          <table:table-cell office:value-type="float" office:value="40.7952871870398" calcext:value-type="float">
            <text:p>40.7952871870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784375" calcext:value-type="float">
            <text:p>44.784375</text:p>
          </table:table-cell>
          <table:table-cell office:value-type="float" office:value="460.864583333333" calcext:value-type="float">
            <text:p>460.864583333333</text:p>
          </table:table-cell>
          <table:table-cell table:number-columns-repeated="4"/>
          <table:table-cell office:value-type="float" office:value="24.6343085106383" calcext:value-type="float">
            <text:p>24.6343085106383</text:p>
          </table:table-cell>
          <table:table-cell office:value-type="float" office:value="188.4625" calcext:value-type="float">
            <text:p>188.4625</text:p>
          </table:table-cell>
          <table:table-cell office:value-type="float" office:value="3102.64375" calcext:value-type="float">
            <text:p>3102.64375</text:p>
          </table:table-cell>
          <table:table-cell office:value-type="float" office:value="141.94801581419" calcext:value-type="float">
            <text:p>141.9480158141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8.9583333333333" calcext:value-type="float">
            <text:p>98.958333333333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521" calcext:value-type="float">
            <text:p>3521</text:p>
          </table:table-cell>
          <table:table-cell office:value-type="float" office:value="22281" calcext:value-type="float">
            <text:p>22281</text:p>
          </table:table-cell>
          <table:table-cell office:value-type="float" office:value="25072" calcext:value-type="float">
            <text:p>25072</text:p>
          </table:table-cell>
          <table:table-cell office:value-type="float" office:value="33.5243553008596" calcext:value-type="float">
            <text:p>33.5243553008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5270833333333" calcext:value-type="float">
            <text:p>44.5270833333333</text:p>
          </table:table-cell>
          <table:table-cell office:value-type="float" office:value="466.25" calcext:value-type="float">
            <text:p>466.25</text:p>
          </table:table-cell>
          <table:table-cell table:number-columns-repeated="4"/>
          <table:table-cell office:value-type="float" office:value="25.0657894736842" calcext:value-type="float">
            <text:p>25.0657894736842</text:p>
          </table:table-cell>
          <table:table-cell office:value-type="float" office:value="187.1625" calcext:value-type="float">
            <text:p>187.1625</text:p>
          </table:table-cell>
          <table:table-cell office:value-type="float" office:value="3123.996875" calcext:value-type="float">
            <text:p>3123.996875</text:p>
          </table:table-cell>
          <table:table-cell office:value-type="float" office:value="134.597971902425" calcext:value-type="float">
            <text:p>134.59797190242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.9583333333333" calcext:value-type="float">
            <text:p>98.958333333333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647" calcext:value-type="float">
            <text:p>3647</text:p>
          </table:table-cell>
          <table:table-cell office:value-type="float" office:value="17725" calcext:value-type="float">
            <text:p>17725</text:p>
          </table:table-cell>
          <table:table-cell office:value-type="float" office:value="29339" calcext:value-type="float">
            <text:p>29339</text:p>
          </table:table-cell>
          <table:table-cell office:value-type="float" office:value="23.6190476190476" calcext:value-type="float">
            <text:p>23.6190476190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328125" calcext:value-type="float">
            <text:p>41.328125</text:p>
          </table:table-cell>
          <table:table-cell office:value-type="float" office:value="476.770833333333" calcext:value-type="float">
            <text:p>476.770833333333</text:p>
          </table:table-cell>
          <table:table-cell table:number-columns-repeated="4"/>
          <table:table-cell office:value-type="float" office:value="19.375" calcext:value-type="float">
            <text:p>19.375</text:p>
          </table:table-cell>
          <table:table-cell office:value-type="float" office:value="173.270833333333" calcext:value-type="float">
            <text:p>173.270833333333</text:p>
          </table:table-cell>
          <table:table-cell office:value-type="float" office:value="3160.13645833333" calcext:value-type="float">
            <text:p>3160.13645833333</text:p>
          </table:table-cell>
          <table:table-cell office:value-type="float" office:value="124.651555735356" calcext:value-type="float">
            <text:p>124.651555735356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6.875" calcext:value-type="float">
            <text:p>96.87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4223" calcext:value-type="float">
            <text:p>4223</text:p>
          </table:table-cell>
          <table:table-cell office:value-type="float" office:value="20111" calcext:value-type="float">
            <text:p>20111</text:p>
          </table:table-cell>
          <table:table-cell office:value-type="float" office:value="22842" calcext:value-type="float">
            <text:p>22842</text:p>
          </table:table-cell>
          <table:table-cell office:value-type="float" office:value="23.2365145228216" calcext:value-type="float">
            <text:p>23.2365145228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209375" calcext:value-type="float">
            <text:p>42.209375</text:p>
          </table:table-cell>
          <table:table-cell office:value-type="float" office:value="463.072916666667" calcext:value-type="float">
            <text:p>463.072916666667</text:p>
          </table:table-cell>
          <table:table-cell table:number-columns-repeated="4"/>
          <table:table-cell office:value-type="float" office:value="18.2795698924731" calcext:value-type="float">
            <text:p>18.2795698924731</text:p>
          </table:table-cell>
          <table:table-cell office:value-type="float" office:value="176.245833333333" calcext:value-type="float">
            <text:p>176.245833333333</text:p>
          </table:table-cell>
          <table:table-cell office:value-type="float" office:value="3106.77395833333" calcext:value-type="float">
            <text:p>3106.77395833333</text:p>
          </table:table-cell>
          <table:table-cell office:value-type="float" office:value="114.066370311835" calcext:value-type="float">
            <text:p>114.06637031183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03" calcext:value-type="float">
            <text:p>3503</text:p>
          </table:table-cell>
          <table:table-cell office:value-type="float" office:value="17583" calcext:value-type="float">
            <text:p>17583</text:p>
          </table:table-cell>
          <table:table-cell office:value-type="float" office:value="23836" calcext:value-type="float">
            <text:p>23836</text:p>
          </table:table-cell>
          <table:table-cell office:value-type="float" office:value="38.560411311054" calcext:value-type="float">
            <text:p>38.560411311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0760416666667" calcext:value-type="float">
            <text:p>43.0760416666667</text:p>
          </table:table-cell>
          <table:table-cell office:value-type="float" office:value="439.697916666667" calcext:value-type="float">
            <text:p>439.697916666667</text:p>
          </table:table-cell>
          <table:table-cell table:number-columns-repeated="4"/>
          <table:table-cell office:value-type="float" office:value="14.7786458333333" calcext:value-type="float">
            <text:p>14.7786458333333</text:p>
          </table:table-cell>
          <table:table-cell office:value-type="float" office:value="179.808333333333" calcext:value-type="float">
            <text:p>179.808333333333</text:p>
          </table:table-cell>
          <table:table-cell office:value-type="float" office:value="3014.25208333333" calcext:value-type="float">
            <text:p>3014.25208333333</text:p>
          </table:table-cell>
          <table:table-cell office:value-type="float" office:value="109.296160749025" calcext:value-type="float">
            <text:p>109.29616074902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4163" calcext:value-type="float">
            <text:p>4163</text:p>
          </table:table-cell>
          <table:table-cell office:value-type="float" office:value="18125" calcext:value-type="float">
            <text:p>18125</text:p>
          </table:table-cell>
          <table:table-cell office:value-type="float" office:value="19562" calcext:value-type="float">
            <text:p>19562</text:p>
          </table:table-cell>
          <table:table-cell office:value-type="float" office:value="29.8765432098765" calcext:value-type="float">
            <text:p>29.8765432098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5208333333333" calcext:value-type="float">
            <text:p>44.5208333333333</text:p>
          </table:table-cell>
          <table:table-cell office:value-type="float" office:value="434.0625" calcext:value-type="float">
            <text:p>434.0625</text:p>
          </table:table-cell>
          <table:table-cell table:number-columns-repeated="4"/>
          <table:table-cell office:value-type="float" office:value="15.234375" calcext:value-type="float">
            <text:p>15.234375</text:p>
          </table:table-cell>
          <table:table-cell office:value-type="float" office:value="185.15" calcext:value-type="float">
            <text:p>185.15</text:p>
          </table:table-cell>
          <table:table-cell office:value-type="float" office:value="2994.58958333333" calcext:value-type="float">
            <text:p>2994.58958333333</text:p>
          </table:table-cell>
          <table:table-cell office:value-type="float" office:value="106.600574299851" calcext:value-type="float">
            <text:p>106.60057429985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5674" calcext:value-type="float">
            <text:p>5674</text:p>
          </table:table-cell>
          <table:table-cell office:value-type="float" office:value="21158" calcext:value-type="float">
            <text:p>21158</text:p>
          </table:table-cell>
          <table:table-cell office:value-type="float" office:value="23512" calcext:value-type="float">
            <text:p>23512</text:p>
          </table:table-cell>
          <table:table-cell office:value-type="float" office:value="27.7272727272727" calcext:value-type="float">
            <text:p>27.7272727272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9302083333333" calcext:value-type="float">
            <text:p>37.9302083333333</text:p>
          </table:table-cell>
          <table:table-cell office:value-type="float" office:value="438.4375" calcext:value-type="float">
            <text:p>438.4375</text:p>
          </table:table-cell>
          <table:table-cell table:number-columns-repeated="4"/>
          <table:table-cell office:value-type="float" office:value="16.4388020833333" calcext:value-type="float">
            <text:p>16.4388020833333</text:p>
          </table:table-cell>
          <table:table-cell office:value-type="float" office:value="158.15" calcext:value-type="float">
            <text:p>158.15</text:p>
          </table:table-cell>
          <table:table-cell office:value-type="float" office:value="3012.79791666667" calcext:value-type="float">
            <text:p>3012.79791666667</text:p>
          </table:table-cell>
          <table:table-cell office:value-type="float" office:value="107.542202910236" calcext:value-type="float">
            <text:p>107.54220291023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4232" calcext:value-type="float">
            <text:p>4232</text:p>
          </table:table-cell>
          <table:table-cell office:value-type="float" office:value="22720" calcext:value-type="float">
            <text:p>22720</text:p>
          </table:table-cell>
          <table:table-cell office:value-type="float" office:value="29155" calcext:value-type="float">
            <text:p>29155</text:p>
          </table:table-cell>
          <table:table-cell office:value-type="float" office:value="42.6573426573427" calcext:value-type="float">
            <text:p>42.6573426573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2572916666667" calcext:value-type="float">
            <text:p>33.2572916666667</text:p>
          </table:table-cell>
          <table:table-cell office:value-type="float" office:value="442.770833333333" calcext:value-type="float">
            <text:p>442.770833333333</text:p>
          </table:table-cell>
          <table:table-cell table:number-columns-repeated="4"/>
          <table:table-cell office:value-type="float" office:value="16.0481770833333" calcext:value-type="float">
            <text:p>16.0481770833333</text:p>
          </table:table-cell>
          <table:table-cell office:value-type="float" office:value="138.770833333333" calcext:value-type="float">
            <text:p>138.770833333333</text:p>
          </table:table-cell>
          <table:table-cell office:value-type="float" office:value="3031.9375" calcext:value-type="float">
            <text:p>3031.9375</text:p>
          </table:table-cell>
          <table:table-cell office:value-type="float" office:value="101.885309974491" calcext:value-type="float">
            <text:p>101.88530997449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51" calcext:value-type="float">
            <text:p>351</text:p>
          </table:table-cell>
          <table:table-cell office:value-type="float" office:value="98.4615384615385" calcext:value-type="float">
            <text:p>98.4615384615385</text:p>
          </table:table-cell>
          <table:table-cell office:value-type="float" office:value="2326" calcext:value-type="float">
            <text:p>2326</text:p>
          </table:table-cell>
          <table:table-cell office:value-type="float" office:value="24796" calcext:value-type="float">
            <text:p>24796</text:p>
          </table:table-cell>
          <table:table-cell office:value-type="float" office:value="37497" calcext:value-type="float">
            <text:p>37497</text:p>
          </table:table-cell>
          <table:table-cell office:value-type="float" office:value="52.3035230352304" calcext:value-type="float">
            <text:p>52.3035230352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3864583333333" calcext:value-type="float">
            <text:p>32.3864583333333</text:p>
          </table:table-cell>
          <table:table-cell office:value-type="float" office:value="443.729166666667" calcext:value-type="float">
            <text:p>443.729166666667</text:p>
          </table:table-cell>
          <table:table-cell table:number-columns-repeated="4"/>
          <table:table-cell office:value-type="float" office:value="14.1276041666667" calcext:value-type="float">
            <text:p>14.1276041666667</text:p>
          </table:table-cell>
          <table:table-cell office:value-type="float" office:value="137.016666666667" calcext:value-type="float">
            <text:p>137.016666666667</text:p>
          </table:table-cell>
          <table:table-cell office:value-type="float" office:value="3040.08125" calcext:value-type="float">
            <text:p>3040.08125</text:p>
          </table:table-cell>
          <table:table-cell office:value-type="float" office:value="100.535562934184" calcext:value-type="float">
            <text:p>100.53556293418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246" calcext:value-type="float">
            <text:p>7246</text:p>
          </table:table-cell>
          <table:table-cell office:value-type="float" office:value="98.4615384615385" calcext:value-type="float">
            <text:p>98.4615384615385</text:p>
          </table:table-cell>
          <table:table-cell office:value-type="float" office:value="3415" calcext:value-type="float">
            <text:p>3415</text:p>
          </table:table-cell>
          <table:table-cell office:value-type="float" office:value="28384" calcext:value-type="float">
            <text:p>28384</text:p>
          </table:table-cell>
          <table:table-cell office:value-type="float" office:value="31305" calcext:value-type="float">
            <text:p>31305</text:p>
          </table:table-cell>
          <table:table-cell office:value-type="float" office:value="45.3367875647668" calcext:value-type="float">
            <text:p>45.3367875647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927083333333" calcext:value-type="float">
            <text:p>32.4927083333333</text:p>
          </table:table-cell>
          <table:table-cell office:value-type="float" office:value="449.645833333333" calcext:value-type="float">
            <text:p>449.645833333333</text:p>
          </table:table-cell>
          <table:table-cell table:number-columns-repeated="4"/>
          <table:table-cell office:value-type="float" office:value="14.6809895833333" calcext:value-type="float">
            <text:p>14.6809895833333</text:p>
          </table:table-cell>
          <table:table-cell office:value-type="float" office:value="139.545833333333" calcext:value-type="float">
            <text:p>139.545833333333</text:p>
          </table:table-cell>
          <table:table-cell office:value-type="float" office:value="3073.53541666667" calcext:value-type="float">
            <text:p>3073.53541666667</text:p>
          </table:table-cell>
          <table:table-cell office:value-type="float" office:value="109.918002374611" calcext:value-type="float">
            <text:p>109.918002374611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680" calcext:value-type="float">
            <text:p>1680</text:p>
          </table:table-cell>
          <table:table-cell office:value-type="float" office:value="24726" calcext:value-type="float">
            <text:p>24726</text:p>
          </table:table-cell>
          <table:table-cell office:value-type="float" office:value="34061" calcext:value-type="float">
            <text:p>34061</text:p>
          </table:table-cell>
          <table:table-cell office:value-type="float" office:value="56.3076923076923" calcext:value-type="float">
            <text:p>56.3076923076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8729166666666" calcext:value-type="float">
            <text:p>31.8729166666666</text:p>
          </table:table-cell>
          <table:table-cell office:value-type="float" office:value="456.5625" calcext:value-type="float">
            <text:p>456.5625</text:p>
          </table:table-cell>
          <table:table-cell table:number-columns-repeated="4"/>
          <table:table-cell office:value-type="float" office:value="12.6627604166667" calcext:value-type="float">
            <text:p>12.6627604166667</text:p>
          </table:table-cell>
          <table:table-cell office:value-type="float" office:value="136.691666666667" calcext:value-type="float">
            <text:p>136.691666666667</text:p>
          </table:table-cell>
          <table:table-cell office:value-type="float" office:value="3094.67083333333" calcext:value-type="float">
            <text:p>3094.67083333333</text:p>
          </table:table-cell>
          <table:table-cell office:value-type="float" office:value="117.841363333114" calcext:value-type="float">
            <text:p>117.84136333311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2598" calcext:value-type="float">
            <text:p>2598</text:p>
          </table:table-cell>
          <table:table-cell office:value-type="float" office:value="31812" calcext:value-type="float">
            <text:p>31812</text:p>
          </table:table-cell>
          <table:table-cell office:value-type="float" office:value="36746" calcext:value-type="float">
            <text:p>36746</text:p>
          </table:table-cell>
          <table:table-cell office:value-type="float" office:value="48.5795454545455" calcext:value-type="float">
            <text:p>48.5795454545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2322916666667" calcext:value-type="float">
            <text:p>31.2322916666667</text:p>
          </table:table-cell>
          <table:table-cell office:value-type="float" office:value="458.802083333333" calcext:value-type="float">
            <text:p>458.802083333333</text:p>
          </table:table-cell>
          <table:table-cell table:number-columns-repeated="4"/>
          <table:table-cell office:value-type="float" office:value="13.57421875" calcext:value-type="float">
            <text:p>13.57421875</text:p>
          </table:table-cell>
          <table:table-cell office:value-type="float" office:value="130.904166666667" calcext:value-type="float">
            <text:p>130.904166666667</text:p>
          </table:table-cell>
          <table:table-cell office:value-type="float" office:value="3104.996875" calcext:value-type="float">
            <text:p>3104.996875</text:p>
          </table:table-cell>
          <table:table-cell office:value-type="float" office:value="133.063183024803" calcext:value-type="float">
            <text:p>133.063183024803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3009" calcext:value-type="float">
            <text:p>3009</text:p>
          </table:table-cell>
          <table:table-cell office:value-type="float" office:value="26238" calcext:value-type="float">
            <text:p>26238</text:p>
          </table:table-cell>
          <table:table-cell office:value-type="float" office:value="27898" calcext:value-type="float">
            <text:p>27898</text:p>
          </table:table-cell>
          <table:table-cell office:value-type="float" office:value="44.1780821917808" calcext:value-type="float">
            <text:p>44.1780821917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41875" calcext:value-type="float">
            <text:p>31.41875</text:p>
          </table:table-cell>
          <table:table-cell office:value-type="float" office:value="462.625" calcext:value-type="float">
            <text:p>462.625</text:p>
          </table:table-cell>
          <table:table-cell table:number-columns-repeated="4"/>
          <table:table-cell office:value-type="float" office:value="11.62109375" calcext:value-type="float">
            <text:p>11.62109375</text:p>
          </table:table-cell>
          <table:table-cell office:value-type="float" office:value="132.779166666667" calcext:value-type="float">
            <text:p>132.779166666667</text:p>
          </table:table-cell>
          <table:table-cell office:value-type="float" office:value="3126.29270833333" calcext:value-type="float">
            <text:p>3126.29270833333</text:p>
          </table:table-cell>
          <table:table-cell office:value-type="float" office:value="125.366834219235" calcext:value-type="float">
            <text:p>125.366834219235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2498" calcext:value-type="float">
            <text:p>2498</text:p>
          </table:table-cell>
          <table:table-cell office:value-type="float" office:value="21474" calcext:value-type="float">
            <text:p>21474</text:p>
          </table:table-cell>
          <table:table-cell office:value-type="float" office:value="27709" calcext:value-type="float">
            <text:p>277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2270833333333" calcext:value-type="float">
            <text:p>31.2270833333333</text:p>
          </table:table-cell>
          <table:table-cell office:value-type="float" office:value="467.229166666667" calcext:value-type="float">
            <text:p>467.229166666667</text:p>
          </table:table-cell>
          <table:table-cell table:number-columns-repeated="4"/>
          <table:table-cell office:value-type="float" office:value="10.83984375" calcext:value-type="float">
            <text:p>10.83984375</text:p>
          </table:table-cell>
          <table:table-cell office:value-type="float" office:value="132.0875" calcext:value-type="float">
            <text:p>132.0875</text:p>
          </table:table-cell>
          <table:table-cell office:value-type="float" office:value="3140.84270833333" calcext:value-type="float">
            <text:p>3140.84270833333</text:p>
          </table:table-cell>
          <table:table-cell office:value-type="float" office:value="117.053031527075" calcext:value-type="float">
            <text:p>117.053031527075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11" calcext:value-type="float">
            <text:p>211</text:p>
          </table:table-cell>
          <table:table-cell office:value-type="float" office:value="98.4615384615385" calcext:value-type="float">
            <text:p>98.4615384615385</text:p>
          </table:table-cell>
          <table:table-cell office:value-type="float" office:value="4011" calcext:value-type="float">
            <text:p>4011</text:p>
          </table:table-cell>
          <table:table-cell office:value-type="float" office:value="25197" calcext:value-type="float">
            <text:p>25197</text:p>
          </table:table-cell>
          <table:table-cell office:value-type="float" office:value="27718" calcext:value-type="float">
            <text:p>27718</text:p>
          </table:table-cell>
          <table:table-cell office:value-type="float" office:value="44.6875" calcext:value-type="float">
            <text:p>44.6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09375" calcext:value-type="float">
            <text:p>32.09375</text:p>
          </table:table-cell>
          <table:table-cell office:value-type="float" office:value="460.739583333333" calcext:value-type="float">
            <text:p>460.739583333333</text:p>
          </table:table-cell>
          <table:table-cell table:number-columns-repeated="4"/>
          <table:table-cell office:value-type="float" office:value="12.5325520833333" calcext:value-type="float">
            <text:p>12.5325520833333</text:p>
          </table:table-cell>
          <table:table-cell office:value-type="float" office:value="134.075" calcext:value-type="float">
            <text:p>134.075</text:p>
          </table:table-cell>
          <table:table-cell office:value-type="float" office:value="3112.89895833333" calcext:value-type="float">
            <text:p>3112.89895833333</text:p>
          </table:table-cell>
          <table:table-cell office:value-type="float" office:value="113.344521837227" calcext:value-type="float">
            <text:p>113.344521837227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28" calcext:value-type="float">
            <text:p>228</text:p>
          </table:table-cell>
          <table:table-cell office:value-type="float" office:value="98.4615384615385" calcext:value-type="float">
            <text:p>98.4615384615385</text:p>
          </table:table-cell>
          <table:table-cell office:value-type="float" office:value="3770" calcext:value-type="float">
            <text:p>3770</text:p>
          </table:table-cell>
          <table:table-cell office:value-type="float" office:value="30140" calcext:value-type="float">
            <text:p>30140</text:p>
          </table:table-cell>
          <table:table-cell office:value-type="float" office:value="55976" calcext:value-type="float">
            <text:p>55976</text:p>
          </table:table-cell>
          <table:table-cell office:value-type="float" office:value="44.3609022556391" calcext:value-type="float">
            <text:p>44.3609022556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697916666667" calcext:value-type="float">
            <text:p>32.4697916666667</text:p>
          </table:table-cell>
          <table:table-cell office:value-type="float" office:value="454.770833333333" calcext:value-type="float">
            <text:p>454.770833333333</text:p>
          </table:table-cell>
          <table:table-cell table:number-columns-repeated="4"/>
          <table:table-cell office:value-type="float" office:value="10.7747395833333" calcext:value-type="float">
            <text:p>10.7747395833333</text:p>
          </table:table-cell>
          <table:table-cell office:value-type="float" office:value="136.5375" calcext:value-type="float">
            <text:p>136.5375</text:p>
          </table:table-cell>
          <table:table-cell office:value-type="float" office:value="3091.446875" calcext:value-type="float">
            <text:p>3091.446875</text:p>
          </table:table-cell>
          <table:table-cell office:value-type="float" office:value="112.584925566105" calcext:value-type="float">
            <text:p>112.58492556610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3715" calcext:value-type="float">
            <text:p>3715</text:p>
          </table:table-cell>
          <table:table-cell office:value-type="float" office:value="29134" calcext:value-type="float">
            <text:p>29134</text:p>
          </table:table-cell>
          <table:table-cell office:value-type="float" office:value="45974" calcext:value-type="float">
            <text:p>45974</text:p>
          </table:table-cell>
          <table:table-cell office:value-type="float" office:value="41.8502202643172" calcext:value-type="float">
            <text:p>41.8502202643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2416666666667" calcext:value-type="float">
            <text:p>32.2416666666667</text:p>
          </table:table-cell>
          <table:table-cell office:value-type="float" office:value="457.53125" calcext:value-type="float">
            <text:p>457.53125</text:p>
          </table:table-cell>
          <table:table-cell table:number-columns-repeated="4"/>
          <table:table-cell office:value-type="float" office:value="9.47265625" calcext:value-type="float">
            <text:p>9.47265625</text:p>
          </table:table-cell>
          <table:table-cell office:value-type="float" office:value="135.541666666667" calcext:value-type="float">
            <text:p>135.541666666667</text:p>
          </table:table-cell>
          <table:table-cell office:value-type="float" office:value="3100.86979166667" calcext:value-type="float">
            <text:p>3100.86979166667</text:p>
          </table:table-cell>
          <table:table-cell office:value-type="float" office:value="105.397915922069" calcext:value-type="float">
            <text:p>105.39791592206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962" calcext:value-type="float">
            <text:p>2962</text:p>
          </table:table-cell>
          <table:table-cell office:value-type="float" office:value="27629" calcext:value-type="float">
            <text:p>27629</text:p>
          </table:table-cell>
          <table:table-cell office:value-type="float" office:value="58498" calcext:value-type="float">
            <text:p>58498</text:p>
          </table:table-cell>
          <table:table-cell office:value-type="float" office:value="44.4976076555024" calcext:value-type="float">
            <text:p>44.4976076555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0625" calcext:value-type="float">
            <text:p>29.80625</text:p>
          </table:table-cell>
          <table:table-cell office:value-type="float" office:value="459.520833333333" calcext:value-type="float">
            <text:p>459.520833333333</text:p>
          </table:table-cell>
          <table:table-cell table:number-columns-repeated="4"/>
          <table:table-cell office:value-type="float" office:value="8.88671875" calcext:value-type="float">
            <text:p>8.88671875</text:p>
          </table:table-cell>
          <table:table-cell office:value-type="float" office:value="125.020833333333" calcext:value-type="float">
            <text:p>125.020833333333</text:p>
          </table:table-cell>
          <table:table-cell office:value-type="float" office:value="3111.93541666667" calcext:value-type="float">
            <text:p>3111.93541666667</text:p>
          </table:table-cell>
          <table:table-cell office:value-type="float" office:value="103.742739364661" calcext:value-type="float">
            <text:p>103.742739364661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983" calcext:value-type="float">
            <text:p>3983</text:p>
          </table:table-cell>
          <table:table-cell office:value-type="float" office:value="32698" calcext:value-type="float">
            <text:p>32698</text:p>
          </table:table-cell>
          <table:table-cell office:value-type="float" office:value="48532" calcext:value-type="float">
            <text:p>48532</text:p>
          </table:table-cell>
          <table:table-cell office:value-type="float" office:value="37.9464285714286" calcext:value-type="float">
            <text:p>37.9464285714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8927083333333" calcext:value-type="float">
            <text:p>30.8927083333333</text:p>
          </table:table-cell>
          <table:table-cell office:value-type="float" office:value="457.614583333333" calcext:value-type="float">
            <text:p>457.614583333333</text:p>
          </table:table-cell>
          <table:table-cell table:number-columns-repeated="4"/>
          <table:table-cell office:value-type="float" office:value="9.375" calcext:value-type="float">
            <text:p>9.375</text:p>
          </table:table-cell>
          <table:table-cell office:value-type="float" office:value="129.529166666667" calcext:value-type="float">
            <text:p>129.529166666667</text:p>
          </table:table-cell>
          <table:table-cell office:value-type="float" office:value="3105.98958333333" calcext:value-type="float">
            <text:p>3105.98958333333</text:p>
          </table:table-cell>
          <table:table-cell office:value-type="float" office:value="107.083972893521" calcext:value-type="float">
            <text:p>107.08397289352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7095" calcext:value-type="float">
            <text:p>7095</text:p>
          </table:table-cell>
          <table:table-cell office:value-type="float" office:value="98.4126984126984" calcext:value-type="float">
            <text:p>98.4126984126984</text:p>
          </table:table-cell>
          <table:table-cell office:value-type="float" office:value="3691" calcext:value-type="float">
            <text:p>3691</text:p>
          </table:table-cell>
          <table:table-cell office:value-type="float" office:value="27067" calcext:value-type="float">
            <text:p>27067</text:p>
          </table:table-cell>
          <table:table-cell office:value-type="float" office:value="34276" calcext:value-type="float">
            <text:p>34276</text:p>
          </table:table-cell>
          <table:table-cell office:value-type="float" office:value="39.1509433962264" calcext:value-type="float">
            <text:p>39.1509433962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6875" calcext:value-type="float">
            <text:p>28.6875</text:p>
          </table:table-cell>
          <table:table-cell office:value-type="float" office:value="459.614583333333" calcext:value-type="float">
            <text:p>459.614583333333</text:p>
          </table:table-cell>
          <table:table-cell table:number-columns-repeated="4"/>
          <table:table-cell office:value-type="float" office:value="8.95182291666667" calcext:value-type="float">
            <text:p>8.95182291666667</text:p>
          </table:table-cell>
          <table:table-cell office:value-type="float" office:value="120.925" calcext:value-type="float">
            <text:p>120.925</text:p>
          </table:table-cell>
          <table:table-cell office:value-type="float" office:value="3113.734375" calcext:value-type="float">
            <text:p>3113.734375</text:p>
          </table:table-cell>
          <table:table-cell office:value-type="float" office:value="99.9180693967665" calcext:value-type="float">
            <text:p>99.918069396766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8.9583333333333" calcext:value-type="float">
            <text:p>98.958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238" calcext:value-type="float">
            <text:p>238</text:p>
          </table:table-cell>
          <table:table-cell office:value-type="float" office:value="98.3050847457627" calcext:value-type="float">
            <text:p>98.3050847457627</text:p>
          </table:table-cell>
          <table:table-cell office:value-type="float" office:value="3282" calcext:value-type="float">
            <text:p>3282</text:p>
          </table:table-cell>
          <table:table-cell office:value-type="float" office:value="24212" calcext:value-type="float">
            <text:p>24212</text:p>
          </table:table-cell>
          <table:table-cell office:value-type="float" office:value="29531" calcext:value-type="float">
            <text:p>29531</text:p>
          </table:table-cell>
          <table:table-cell office:value-type="float" office:value="43.010752688172" calcext:value-type="float">
            <text:p>43.010752688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3083333333333" calcext:value-type="float">
            <text:p>30.3083333333333</text:p>
          </table:table-cell>
          <table:table-cell office:value-type="float" office:value="456.791666666667" calcext:value-type="float">
            <text:p>456.791666666667</text:p>
          </table:table-cell>
          <table:table-cell table:number-columns-repeated="4"/>
          <table:table-cell office:value-type="float" office:value="8.05921052631579" calcext:value-type="float">
            <text:p>8.05921052631579</text:p>
          </table:table-cell>
          <table:table-cell office:value-type="float" office:value="127.658333333333" calcext:value-type="float">
            <text:p>127.658333333333</text:p>
          </table:table-cell>
          <table:table-cell office:value-type="float" office:value="3100.434375" calcext:value-type="float">
            <text:p>3100.434375</text:p>
          </table:table-cell>
          <table:table-cell office:value-type="float" office:value="94.6477071151427" calcext:value-type="float">
            <text:p>94.6477071151427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749" calcext:value-type="float">
            <text:p>2749</text:p>
          </table:table-cell>
          <table:table-cell office:value-type="float" office:value="19600" calcext:value-type="float">
            <text:p>19600</text:p>
          </table:table-cell>
          <table:table-cell office:value-type="float" office:value="20990" calcext:value-type="float">
            <text:p>20990</text:p>
          </table:table-cell>
          <table:table-cell office:value-type="float" office:value="41.4201183431953" calcext:value-type="float">
            <text:p>41.4201183431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0208333333333" calcext:value-type="float">
            <text:p>28.0208333333333</text:p>
          </table:table-cell>
          <table:table-cell office:value-type="float" office:value="456.864583333333" calcext:value-type="float">
            <text:p>456.864583333333</text:p>
          </table:table-cell>
          <table:table-cell table:number-columns-repeated="4"/>
          <table:table-cell office:value-type="float" office:value="7.48697916666667" calcext:value-type="float">
            <text:p>7.48697916666667</text:p>
          </table:table-cell>
          <table:table-cell office:value-type="float" office:value="117.429166666667" calcext:value-type="float">
            <text:p>117.429166666667</text:p>
          </table:table-cell>
          <table:table-cell office:value-type="float" office:value="3105.334375" calcext:value-type="float">
            <text:p>3105.334375</text:p>
          </table:table-cell>
          <table:table-cell office:value-type="float" office:value="94.8643127696953" calcext:value-type="float">
            <text:p>94.8643127696953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8.9583333333333" calcext:value-type="float">
            <text:p>98.958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4776" calcext:value-type="float">
            <text:p>4776</text:p>
          </table:table-cell>
          <table:table-cell office:value-type="float" office:value="24800" calcext:value-type="float">
            <text:p>24800</text:p>
          </table:table-cell>
          <table:table-cell office:value-type="float" office:value="26653" calcext:value-type="float">
            <text:p>26653</text:p>
          </table:table-cell>
          <table:table-cell office:value-type="float" office:value="30.3370786516854" calcext:value-type="float">
            <text:p>30.3370786516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9239583333333" calcext:value-type="float">
            <text:p>26.9239583333333</text:p>
          </table:table-cell>
          <table:table-cell office:value-type="float" office:value="458.4375" calcext:value-type="float">
            <text:p>458.4375</text:p>
          </table:table-cell>
          <table:table-cell table:number-columns-repeated="4"/>
          <table:table-cell office:value-type="float" office:value="7.82894736842105" calcext:value-type="float">
            <text:p>7.82894736842105</text:p>
          </table:table-cell>
          <table:table-cell office:value-type="float" office:value="112.304166666667" calcext:value-type="float">
            <text:p>112.304166666667</text:p>
          </table:table-cell>
          <table:table-cell office:value-type="float" office:value="3113.48645833334" calcext:value-type="float">
            <text:p>3113.48645833334</text:p>
          </table:table-cell>
          <table:table-cell office:value-type="float" office:value="88.0001129967725" calcext:value-type="float">
            <text:p>88.0001129967725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6.875" calcext:value-type="float">
            <text:p>96.875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261" calcext:value-type="float">
            <text:p>261</text:p>
          </table:table-cell>
          <table:table-cell office:value-type="float" office:value="96.4912280701754" calcext:value-type="float">
            <text:p>96.4912280701754</text:p>
          </table:table-cell>
          <table:table-cell office:value-type="float" office:value="2695" calcext:value-type="float">
            <text:p>2695</text:p>
          </table:table-cell>
          <table:table-cell office:value-type="float" office:value="14740" calcext:value-type="float">
            <text:p>14740</text:p>
          </table:table-cell>
          <table:table-cell office:value-type="float" office:value="16656" calcext:value-type="float">
            <text:p>16656</text:p>
          </table:table-cell>
          <table:table-cell office:value-type="float" office:value="46.3541666666667" calcext:value-type="float">
            <text:p>46.3541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671875" calcext:value-type="float">
            <text:p>28.671875</text:p>
          </table:table-cell>
          <table:table-cell office:value-type="float" office:value="456.916666666667" calcext:value-type="float">
            <text:p>456.916666666667</text:p>
          </table:table-cell>
          <table:table-cell table:number-columns-repeated="4"/>
          <table:table-cell office:value-type="float" office:value="8.36693548387097" calcext:value-type="float">
            <text:p>8.36693548387097</text:p>
          </table:table-cell>
          <table:table-cell office:value-type="float" office:value="120.666666666667" calcext:value-type="float">
            <text:p>120.666666666667</text:p>
          </table:table-cell>
          <table:table-cell office:value-type="float" office:value="3107.61458333333" calcext:value-type="float">
            <text:p>3107.61458333333</text:p>
          </table:table-cell>
          <table:table-cell office:value-type="float" office:value="83.9484893543084" calcext:value-type="float">
            <text:p>83.948489354308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618" calcext:value-type="float">
            <text:p>2618</text:p>
          </table:table-cell>
          <table:table-cell office:value-type="float" office:value="5916" calcext:value-type="float">
            <text:p>5916</text:p>
          </table:table-cell>
          <table:table-cell office:value-type="float" office:value="14601" calcext:value-type="float">
            <text:p>14601</text:p>
          </table:table-cell>
          <table:table-cell office:value-type="float" office:value="45.1388888888889" calcext:value-type="float">
            <text:p>45.1388888888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175" calcext:value-type="float">
            <text:p>33.175</text:p>
          </table:table-cell>
          <table:table-cell office:value-type="float" office:value="455.395833333333" calcext:value-type="float">
            <text:p>455.395833333333</text:p>
          </table:table-cell>
          <table:table-cell table:number-columns-repeated="4"/>
          <table:table-cell office:value-type="float" office:value="6.640625" calcext:value-type="float">
            <text:p>6.640625</text:p>
          </table:table-cell>
          <table:table-cell office:value-type="float" office:value="138.641666666667" calcext:value-type="float">
            <text:p>138.641666666667</text:p>
          </table:table-cell>
          <table:table-cell office:value-type="float" office:value="3099.88854166667" calcext:value-type="float">
            <text:p>3099.88854166667</text:p>
          </table:table-cell>
          <table:table-cell office:value-type="float" office:value="96.7998092854512" calcext:value-type="float">
            <text:p>96.7998092854512</text:p>
          </table:table-cell>
          <table:table-cell table:number-columns-repeated="5"/>
        </table:table-row>
      </table:table>
      <table:table table:name="32 users - chart" table:style-name="ta1">
        <table:shapes>
          <draw:frame draw:z-index="0" draw:style-name="gr1" draw:text-style-name="P1" svg:width="4.9858in" svg:height="2.8043in" svg:x="0.0004in" svg:y="0.0004in">
            <draw:object draw:notify-on-update-of-ranges="'32 users'.A2:'32 users'.A37 '32 users'.G1:'32 users'.G1 '32 users'.G2:'32 users'.G37 '32 users'.A2:'32 users'.A37 '32 users'.H1:'32 users'.H1 '32 users'.H2:'32 users'.H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1T10:18:58.188473747</dc:date>
    <meta:editing-duration>PT9M7S</meta:editing-duration>
    <meta:editing-cycles>4</meta:editing-cycles>
    <meta:document-statistic meta:table-count="4" meta:cell-count="14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65cm" svg:height="7.124cm" xlink:href=".." xlink:type="simple" chart:class="chart:scatter" chart:style-name="ch1">
        <chart:legend chart:legend-position="end" svg:x="8.093cm" svg:y="2.617cm" style:legend-expansion="high" chart:style-name="ch2"/>
        <chart:plot-area chart:style-name="ch3" table:cell-range-address="'16 users'.A2:'16 users'.A37 '16 users'.G1:'16 users'.H37" chart:data-source-has-labels="row" svg:x="1.264cm" svg:y="0.142cm" svg:width="6.576cm" svg:height="5.859cm">
          <chart:coordinate-region svg:x="2.432cm" svg:y="0.341cm" svg:width="5.266cm" svg:height="5.013cm"/>
          <chart:axis chart:dimension="x" chart:name="primary-x" chart:style-name="ch4">
            <chart:title svg:x="3.251cm" svg:y="6.143cm" chart:style-name="ch5">
              <text:p>Seconds into trial</text:p>
            </chart:title>
          </chart:axis>
          <chart:axis chart:dimension="y" chart:name="primary-y" chart:style-name="ch6">
            <chart:title svg:x="0.451cm" svg:y="4.848cm" chart:style-name="ch7">
              <text:p>End-to-end latency (ms)</text:p>
            </chart:title>
            <chart:grid chart:style-name="ch8" chart:class="major"/>
          </chart:axis>
          <chart:series chart:style-name="ch9" chart:values-cell-range-address="'16 users'.G2:'16 users'.G37" chart:label-cell-address="'16 users'.G1:'16 users'.G1" chart:class="chart:scatter">
            <chart:domain table:cell-range-address="'16 users'.A2:'16 users'.A37"/>
            <chart:data-point chart:repeated="36"/>
          </chart:series>
          <chart:series chart:style-name="ch10" chart:values-cell-range-address="'16 users'.H2:'16 users'.H37" chart:label-cell-address="'16 users'.H1:'16 users'.H1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mote Latency P50 (ms)</text:p>
                <draw:g>
                  <svg:desc>'16 users'.G1:'16 users'.G1</svg:desc>
                </draw:g>
              </table:table-cell>
              <table:table-cell office:value-type="string">
                <text:p>Remote Latency P95 (ms)</text:p>
                <draw:g>
                  <svg:desc>'16 users'.H1:'16 user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6 users'.A2:'16 users'.A37</svg:desc>
                </draw:g>
              </table:table-cell>
              <table:table-cell office:value-type="float" office:value="925">
                <text:p>925</text:p>
                <draw:g>
                  <svg:desc>'16 users'.G2:'16 users'.G37</svg:desc>
                </draw:g>
              </table:table-cell>
              <table:table-cell office:value-type="float" office:value="1587">
                <text:p>1587</text:p>
                <draw:g>
                  <svg:desc>'16 users'.H2:'16 users'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75">
                <text:p>975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35">
                <text:p>1035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057">
                <text:p>1057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43">
                <text:p>1143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118">
                <text:p>1118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249">
                <text:p>1249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104">
                <text:p>1104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303">
                <text:p>1303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364">
                <text:p>1364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617">
                <text:p>1617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787">
                <text:p>1787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801">
                <text:p>180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850">
                <text:p>185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878">
                <text:p>1878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660">
                <text:p>1660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706">
                <text:p>1706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548">
                <text:p>2548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036">
                <text:p>3036</text:p>
              </table:table-cell>
              <table:table-cell office:value-type="float" office:value="10879">
                <text:p>10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585">
                <text:p>2585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542">
                <text:p>2542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599">
                <text:p>2599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541">
                <text:p>2541</text:p>
              </table:table-cell>
              <table:table-cell office:value-type="float" office:value="6772">
                <text:p>6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770">
                <text:p>2770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961">
                <text:p>2961</text:p>
              </table:table-cell>
              <table:table-cell office:value-type="float" office:value="7025">
                <text:p>7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285">
                <text:p>3285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3122">
                <text:p>3122</text:p>
              </table:table-cell>
              <table:table-cell office:value-type="float" office:value="7909">
                <text:p>7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659">
                <text:p>2659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504">
                <text:p>2504</text:p>
              </table:table-cell>
              <table:table-cell office:value-type="float" office:value="9804">
                <text:p>9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848">
                <text:p>1848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573">
                <text:p>1573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323">
                <text:p>1323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407">
                <text:p>1407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431">
                <text:p>1431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579">
                <text:p>1579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661">
                <text:p>1661</text:p>
              </table:table-cell>
              <table:table-cell office:value-type="float" office:value="3488">
                <text:p>3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65cm" svg:height="7.124cm" xlink:href=".." xlink:type="simple" chart:class="chart:scatter" chart:style-name="ch1">
        <chart:legend chart:legend-position="end" svg:x="8.093cm" svg:y="2.617cm" style:legend-expansion="high" chart:style-name="ch2"/>
        <chart:plot-area chart:style-name="ch3" table:cell-range-address="'32 users'.A2:'32 users'.A37 '32 users'.G1:'32 users'.H37" chart:data-source-has-labels="row" svg:x="1.264cm" svg:y="0.142cm" svg:width="6.576cm" svg:height="5.859cm">
          <chart:coordinate-region svg:x="2.441cm" svg:y="0.341cm" svg:width="5.266cm" svg:height="5.013cm"/>
          <chart:axis chart:dimension="x" chart:name="primary-x" chart:style-name="ch4">
            <chart:title svg:x="3.251cm" svg:y="6.143cm" chart:style-name="ch5">
              <text:p>Seconds into trial</text:p>
            </chart:title>
          </chart:axis>
          <chart:axis chart:dimension="y" chart:name="primary-y" chart:style-name="ch6">
            <chart:title svg:x="0.451cm" svg:y="4.848cm" chart:style-name="ch7">
              <text:p>End-to-end latency (ms)</text:p>
            </chart:title>
            <chart:grid chart:style-name="ch8" chart:class="major"/>
          </chart:axis>
          <chart:series chart:style-name="ch9" chart:values-cell-range-address="'32 users'.G2:'32 users'.G37" chart:label-cell-address="'32 users'.G1:'32 users'.G1" chart:class="chart:scatter">
            <chart:domain table:cell-range-address="'32 users'.A2:'32 users'.A37"/>
            <chart:data-point chart:repeated="36"/>
          </chart:series>
          <chart:series chart:style-name="ch10" chart:values-cell-range-address="'32 users'.H2:'32 users'.H37" chart:label-cell-address="'32 users'.H1:'32 users'.H1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mote Latency P50 (ms)</text:p>
                <draw:g>
                  <svg:desc>'32 users'.G1:'32 users'.G1</svg:desc>
                </draw:g>
              </table:table-cell>
              <table:table-cell office:value-type="string">
                <text:p>Remote Latency P95 (ms)</text:p>
                <draw:g>
                  <svg:desc>'32 users'.H1:'32 user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2 users'.A2:'32 users'.A37</svg:desc>
                </draw:g>
              </table:table-cell>
              <table:table-cell office:value-type="float" office:value="1761">
                <text:p>1761</text:p>
                <draw:g>
                  <svg:desc>'32 users'.G2:'32 users'.G37</svg:desc>
                </draw:g>
              </table:table-cell>
              <table:table-cell office:value-type="float" office:value="4148">
                <text:p>4148</text:p>
                <draw:g>
                  <svg:desc>'32 users'.H2:'32 users'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05">
                <text:p>2005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147">
                <text:p>2147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900">
                <text:p>1900</text:p>
              </table:table-cell>
              <table:table-cell office:value-type="float" office:value="5571">
                <text:p>5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047">
                <text:p>2047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122">
                <text:p>2122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460">
                <text:p>2460</text:p>
              </table:table-cell>
              <table:table-cell office:value-type="float" office:value="13947">
                <text:p>13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447">
                <text:p>2447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319">
                <text:p>2319</text:p>
              </table:table-cell>
              <table:table-cell office:value-type="float" office:value="9808">
                <text:p>9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412">
                <text:p>3412</text:p>
              </table:table-cell>
              <table:table-cell office:value-type="float" office:value="12145">
                <text:p>12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248">
                <text:p>3248</text:p>
              </table:table-cell>
              <table:table-cell office:value-type="float" office:value="14129">
                <text:p>14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372">
                <text:p>3372</text:p>
              </table:table-cell>
              <table:table-cell office:value-type="float" office:value="10157">
                <text:p>10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521">
                <text:p>3521</text:p>
              </table:table-cell>
              <table:table-cell office:value-type="float" office:value="22281">
                <text:p>22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647">
                <text:p>3647</text:p>
              </table:table-cell>
              <table:table-cell office:value-type="float" office:value="17725">
                <text:p>17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4223">
                <text:p>4223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3503">
                <text:p>3503</text:p>
              </table:table-cell>
              <table:table-cell office:value-type="float" office:value="17583">
                <text:p>17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4163">
                <text:p>4163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674">
                <text:p>5674</text:p>
              </table:table-cell>
              <table:table-cell office:value-type="float" office:value="21158">
                <text:p>21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4232">
                <text:p>4232</text:p>
              </table:table-cell>
              <table:table-cell office:value-type="float" office:value="22720">
                <text:p>227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326">
                <text:p>2326</text:p>
              </table:table-cell>
              <table:table-cell office:value-type="float" office:value="24796">
                <text:p>24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15">
                <text:p>3415</text:p>
              </table:table-cell>
              <table:table-cell office:value-type="float" office:value="28384">
                <text:p>28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680">
                <text:p>1680</text:p>
              </table:table-cell>
              <table:table-cell office:value-type="float" office:value="24726">
                <text:p>24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598">
                <text:p>2598</text:p>
              </table:table-cell>
              <table:table-cell office:value-type="float" office:value="31812">
                <text:p>31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3009">
                <text:p>3009</text:p>
              </table:table-cell>
              <table:table-cell office:value-type="float" office:value="26238">
                <text:p>26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498">
                <text:p>2498</text:p>
              </table:table-cell>
              <table:table-cell office:value-type="float" office:value="21474">
                <text:p>21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4011">
                <text:p>4011</text:p>
              </table:table-cell>
              <table:table-cell office:value-type="float" office:value="25197">
                <text:p>25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3770">
                <text:p>3770</text:p>
              </table:table-cell>
              <table:table-cell office:value-type="float" office:value="30140">
                <text:p>30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3715">
                <text:p>3715</text:p>
              </table:table-cell>
              <table:table-cell office:value-type="float" office:value="29134">
                <text:p>291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962">
                <text:p>2962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3983">
                <text:p>3983</text:p>
              </table:table-cell>
              <table:table-cell office:value-type="float" office:value="32698">
                <text:p>32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3691">
                <text:p>3691</text:p>
              </table:table-cell>
              <table:table-cell office:value-type="float" office:value="27067">
                <text:p>27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3282">
                <text:p>3282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2749">
                <text:p>2749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4776">
                <text:p>4776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695">
                <text:p>2695</text:p>
              </table:table-cell>
              <table:table-cell office:value-type="float" office:value="14740">
                <text:p>147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2618">
                <text:p>2618</text:p>
              </table:table-cell>
              <table:table-cell office:value-type="float" office:value="5916">
                <text:p>5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